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947cm"/>
    </style:style>
    <style:style style:name="co2" style:family="table-column">
      <style:table-column-properties fo:break-before="auto" style:column-width="1.231cm"/>
    </style:style>
    <style:style style:name="co3" style:family="table-column">
      <style:table-column-properties fo:break-before="auto" style:column-width="2.034cm"/>
    </style:style>
    <style:style style:name="co4" style:family="table-column">
      <style:table-column-properties fo:break-before="auto" style:column-width="2.77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ku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marker_id</text:p>
          </table:table-cell>
          <table:table-cell office:value-type="string" calcext:value-type="string">
            <text:p>focus</text:p>
          </table:table-cell>
          <table:table-cell office:value-type="string" calcext:value-type="string">
            <text:p>corner_x</text:p>
          </table:table-cell>
          <table:table-cell office:value-type="string" calcext:value-type="string">
            <text:p>corner_y</text:p>
          </table:table-cell>
          <table:table-cell office:value-type="string" calcext:value-type="string">
            <text:p>corner_x_norm</text:p>
          </table:table-cell>
          <table:table-cell office:value-type="string" calcext:value-type="string">
            <text:p>corner_y_norm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3209.0781" calcext:value-type="float">
            <text:p>3209,0781</text:p>
          </table:table-cell>
          <table:table-cell office:value-type="float" office:value="739.322" calcext:value-type="float">
            <text:p>739,322</text:p>
          </table:table-cell>
          <table:table-cell office:value-type="float" office:value="0.26959774" calcext:value-type="float">
            <text:p>0,26959774</text:p>
          </table:table-cell>
          <table:table-cell office:value-type="float" office:value="-0.16581897" calcext:value-type="float">
            <text:p>-0,16581897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13.1055" calcext:value-type="float">
            <text:p>3213,1055</text:p>
          </table:table-cell>
          <table:table-cell office:value-type="float" office:value="736.57855" calcext:value-type="float">
            <text:p>736,57855</text:p>
          </table:table-cell>
          <table:table-cell office:value-type="float" office:value="0.27079737" calcext:value-type="float">
            <text:p>0,27079737</text:p>
          </table:table-cell>
          <table:table-cell office:value-type="float" office:value="-0.16663618" calcext:value-type="float">
            <text:p>-0,16663618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214.0942" calcext:value-type="float">
            <text:p>3214,0942</text:p>
          </table:table-cell>
          <table:table-cell office:value-type="float" office:value="738.93805" calcext:value-type="float">
            <text:p>738,93805</text:p>
          </table:table-cell>
          <table:table-cell office:value-type="float" office:value="0.2710919" calcext:value-type="float">
            <text:p>0,2710919</text:p>
          </table:table-cell>
          <table:table-cell office:value-type="float" office:value="-0.16593336" calcext:value-type="float">
            <text:p>-0,16593336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226.7173" calcext:value-type="float">
            <text:p>3226,7173</text:p>
          </table:table-cell>
          <table:table-cell office:value-type="float" office:value="730.3855" calcext:value-type="float">
            <text:p>730,3855</text:p>
          </table:table-cell>
          <table:table-cell office:value-type="float" office:value="0.27485195" calcext:value-type="float">
            <text:p>0,27485195</text:p>
          </table:table-cell>
          <table:table-cell office:value-type="float" office:value="-0.16848092" calcext:value-type="float">
            <text:p>-0,1684809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234.4102" calcext:value-type="float">
            <text:p>3234,4102</text:p>
          </table:table-cell>
          <table:table-cell office:value-type="float" office:value="725.4633" calcext:value-type="float">
            <text:p>725,4633</text:p>
          </table:table-cell>
          <table:table-cell office:value-type="float" office:value="0.27714345" calcext:value-type="float">
            <text:p>0,27714345</text:p>
          </table:table-cell>
          <table:table-cell office:value-type="float" office:value="-0.1699471" calcext:value-type="float">
            <text:p>-0,169947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241.848" calcext:value-type="float">
            <text:p>3241,848</text:p>
          </table:table-cell>
          <table:table-cell office:value-type="float" office:value="720.89966" calcext:value-type="float">
            <text:p>720,89966</text:p>
          </table:table-cell>
          <table:table-cell office:value-type="float" office:value="0.27935895" calcext:value-type="float">
            <text:p>0,27935895</text:p>
          </table:table-cell>
          <table:table-cell office:value-type="float" office:value="-0.17130649" calcext:value-type="float">
            <text:p>-0,17130649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247.57" calcext:value-type="float">
            <text:p>3247,57</text:p>
          </table:table-cell>
          <table:table-cell office:value-type="float" office:value="718.21826" calcext:value-type="float">
            <text:p>718,21826</text:p>
          </table:table-cell>
          <table:table-cell office:value-type="float" office:value="0.28106344" calcext:value-type="float">
            <text:p>0,28106344</text:p>
          </table:table-cell>
          <table:table-cell office:value-type="float" office:value="-0.1721052" calcext:value-type="float">
            <text:p>-0,172105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252.0674" calcext:value-type="float">
            <text:p>3252,0674</text:p>
          </table:table-cell>
          <table:table-cell office:value-type="float" office:value="716.4992" calcext:value-type="float">
            <text:p>716,4992</text:p>
          </table:table-cell>
          <table:table-cell office:value-type="float" office:value="0.28240305" calcext:value-type="float">
            <text:p>0,28240305</text:p>
          </table:table-cell>
          <table:table-cell office:value-type="float" office:value="-0.17261726" calcext:value-type="float">
            <text:p>-0,17261726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257.0742" calcext:value-type="float">
            <text:p>3257,0742</text:p>
          </table:table-cell>
          <table:table-cell office:value-type="float" office:value="715.43964" calcext:value-type="float">
            <text:p>715,43964</text:p>
          </table:table-cell>
          <table:table-cell office:value-type="float" office:value="0.28389445" calcext:value-type="float">
            <text:p>0,28389445</text:p>
          </table:table-cell>
          <table:table-cell office:value-type="float" office:value="-0.17293288" calcext:value-type="float">
            <text:p>-0,17293288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259.711" calcext:value-type="float">
            <text:p>3259,711</text:p>
          </table:table-cell>
          <table:table-cell office:value-type="float" office:value="713.10266" calcext:value-type="float">
            <text:p>713,10266</text:p>
          </table:table-cell>
          <table:table-cell office:value-type="float" office:value="0.28467986" calcext:value-type="float">
            <text:p>0,28467986</text:p>
          </table:table-cell>
          <table:table-cell office:value-type="float" office:value="-0.173629" calcext:value-type="float">
            <text:p>-0,17362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3246.083" calcext:value-type="float">
            <text:p>3246,083</text:p>
          </table:table-cell>
          <table:table-cell office:value-type="float" office:value="1109.4658" calcext:value-type="float">
            <text:p>1109,4658</text:p>
          </table:table-cell>
          <table:table-cell office:value-type="float" office:value="0.2806205" calcext:value-type="float">
            <text:p>0,2806205</text:p>
          </table:table-cell>
          <table:table-cell office:value-type="float" office:value="-0.05556337" calcext:value-type="float">
            <text:p>-0,05556337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248.6077" calcext:value-type="float">
            <text:p>3248,6077</text:p>
          </table:table-cell>
          <table:table-cell office:value-type="float" office:value="1109.3381" calcext:value-type="float">
            <text:p>1109,3381</text:p>
          </table:table-cell>
          <table:table-cell office:value-type="float" office:value="0.2813725" calcext:value-type="float">
            <text:p>0,2813725</text:p>
          </table:table-cell>
          <table:table-cell office:value-type="float" office:value="-0.055601407" calcext:value-type="float">
            <text:p>-0,05560140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54.713" calcext:value-type="float">
            <text:p>3254,713</text:p>
          </table:table-cell>
          <table:table-cell office:value-type="float" office:value="1103.9233" calcext:value-type="float">
            <text:p>1103,9233</text:p>
          </table:table-cell>
          <table:table-cell office:value-type="float" office:value="0.28319108" calcext:value-type="float">
            <text:p>0,28319108</text:p>
          </table:table-cell>
          <table:table-cell office:value-type="float" office:value="-0.057214323" calcext:value-type="float">
            <text:p>-0,05721432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257.3103" calcext:value-type="float">
            <text:p>3257,3103</text:p>
          </table:table-cell>
          <table:table-cell office:value-type="float" office:value="1101.225" calcext:value-type="float">
            <text:p>1101,225</text:p>
          </table:table-cell>
          <table:table-cell office:value-type="float" office:value="0.28396478" calcext:value-type="float">
            <text:p>0,28396478</text:p>
          </table:table-cell>
          <table:table-cell office:value-type="float" office:value="-0.058018092" calcext:value-type="float">
            <text:p>-0,05801809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268.1802" calcext:value-type="float">
            <text:p>3268,1802</text:p>
          </table:table-cell>
          <table:table-cell office:value-type="float" office:value="1101.8811" calcext:value-type="float">
            <text:p>1101,8811</text:p>
          </table:table-cell>
          <table:table-cell office:value-type="float" office:value="0.2872026" calcext:value-type="float">
            <text:p>0,2872026</text:p>
          </table:table-cell>
          <table:table-cell office:value-type="float" office:value="-0.057822652" calcext:value-type="float">
            <text:p>-0,05782265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276.6008" calcext:value-type="float">
            <text:p>3276,6008</text:p>
          </table:table-cell>
          <table:table-cell office:value-type="float" office:value="1100.209" calcext:value-type="float">
            <text:p>1100,209</text:p>
          </table:table-cell>
          <table:table-cell office:value-type="float" office:value="0.28971088" calcext:value-type="float">
            <text:p>0,28971088</text:p>
          </table:table-cell>
          <table:table-cell office:value-type="float" office:value="-0.058320727" calcext:value-type="float">
            <text:p>-0,05832072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282.2576" calcext:value-type="float">
            <text:p>3282,2576</text:p>
          </table:table-cell>
          <table:table-cell office:value-type="float" office:value="1098.3151" calcext:value-type="float">
            <text:p>1098,3151</text:p>
          </table:table-cell>
          <table:table-cell office:value-type="float" office:value="0.29139587" calcext:value-type="float">
            <text:p>0,29139587</text:p>
          </table:table-cell>
          <table:table-cell office:value-type="float" office:value="-0.058884874" calcext:value-type="float">
            <text:p>-0,05888487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285.751" calcext:value-type="float">
            <text:p>3285,751</text:p>
          </table:table-cell>
          <table:table-cell office:value-type="float" office:value="1094.3538" calcext:value-type="float">
            <text:p>1094,3538</text:p>
          </table:table-cell>
          <table:table-cell office:value-type="float" office:value="0.29243645" calcext:value-type="float">
            <text:p>0,29243645</text:p>
          </table:table-cell>
          <table:table-cell office:value-type="float" office:value="-0.060064837" calcext:value-type="float">
            <text:p>-0,06006483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291.9424" calcext:value-type="float">
            <text:p>3291,9424</text:p>
          </table:table-cell>
          <table:table-cell office:value-type="float" office:value="1087.1592" calcext:value-type="float">
            <text:p>1087,1592</text:p>
          </table:table-cell>
          <table:table-cell office:value-type="float" office:value="0.2942807" calcext:value-type="float">
            <text:p>0,2942807</text:p>
          </table:table-cell>
          <table:table-cell office:value-type="float" office:value="-0.062207904" calcext:value-type="float">
            <text:p>-0,06220790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308.1875" calcext:value-type="float">
            <text:p>3308,1875</text:p>
          </table:table-cell>
          <table:table-cell office:value-type="float" office:value="1092.1187" calcext:value-type="float">
            <text:p>1092,1187</text:p>
          </table:table-cell>
          <table:table-cell office:value-type="float" office:value="0.29911968" calcext:value-type="float">
            <text:p>0,29911968</text:p>
          </table:table-cell>
          <table:table-cell office:value-type="float" office:value="-0.060730614" calcext:value-type="float">
            <text:p>-0,06073061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282.84" calcext:value-type="float">
            <text:p>3282,84</text:p>
          </table:table-cell>
          <table:table-cell office:value-type="float" office:value="1495.5662" calcext:value-type="float">
            <text:p>1495,5662</text:p>
          </table:table-cell>
          <table:table-cell office:value-type="float" office:value="0.29156938" calcext:value-type="float">
            <text:p>0,29156938</text:p>
          </table:table-cell>
          <table:table-cell office:value-type="float" office:value="0.05944524" calcext:value-type="float">
            <text:p>0,05944524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291.957" calcext:value-type="float">
            <text:p>3291,957</text:p>
          </table:table-cell>
          <table:table-cell office:value-type="float" office:value="1497.5868" calcext:value-type="float">
            <text:p>1497,5868</text:p>
          </table:table-cell>
          <table:table-cell office:value-type="float" office:value="0.2942851" calcext:value-type="float">
            <text:p>0,2942851</text:p>
          </table:table-cell>
          <table:table-cell office:value-type="float" office:value="0.06004713" calcext:value-type="float">
            <text:p>0,0600471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294.0654" calcext:value-type="float">
            <text:p>3294,0654</text:p>
          </table:table-cell>
          <table:table-cell office:value-type="float" office:value="1501.8529" calcext:value-type="float">
            <text:p>1501,8529</text:p>
          </table:table-cell>
          <table:table-cell office:value-type="float" office:value="0.2949131" calcext:value-type="float">
            <text:p>0,2949131</text:p>
          </table:table-cell>
          <table:table-cell office:value-type="float" office:value="0.061317887" calcext:value-type="float">
            <text:p>0,06131788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04.2607" calcext:value-type="float">
            <text:p>3304,2607</text:p>
          </table:table-cell>
          <table:table-cell office:value-type="float" office:value="1503.123" calcext:value-type="float">
            <text:p>1503,123</text:p>
          </table:table-cell>
          <table:table-cell office:value-type="float" office:value="0.29795" calcext:value-type="float">
            <text:p>0,29795</text:p>
          </table:table-cell>
          <table:table-cell office:value-type="float" office:value="0.061696228" calcext:value-type="float">
            <text:p>0,06169622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313.0005" calcext:value-type="float">
            <text:p>3313,0005</text:p>
          </table:table-cell>
          <table:table-cell office:value-type="float" office:value="1504.9722" calcext:value-type="float">
            <text:p>1504,9722</text:p>
          </table:table-cell>
          <table:table-cell office:value-type="float" office:value="0.30055335" calcext:value-type="float">
            <text:p>0,30055335</text:p>
          </table:table-cell>
          <table:table-cell office:value-type="float" office:value="0.06224703" calcext:value-type="float">
            <text:p>0,0622470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319.1965" calcext:value-type="float">
            <text:p>3319,1965</text:p>
          </table:table-cell>
          <table:table-cell office:value-type="float" office:value="1506.2891" calcext:value-type="float">
            <text:p>1506,2891</text:p>
          </table:table-cell>
          <table:table-cell office:value-type="float" office:value="0.30239898" calcext:value-type="float">
            <text:p>0,30239898</text:p>
          </table:table-cell>
          <table:table-cell office:value-type="float" office:value="0.062639296" calcext:value-type="float">
            <text:p>0,06263929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323.0874" calcext:value-type="float">
            <text:p>3323,0874</text:p>
          </table:table-cell>
          <table:table-cell office:value-type="float" office:value="1510.7937" calcext:value-type="float">
            <text:p>1510,7937</text:p>
          </table:table-cell>
          <table:table-cell office:value-type="float" office:value="0.30355796" calcext:value-type="float">
            <text:p>0,30355796</text:p>
          </table:table-cell>
          <table:table-cell office:value-type="float" office:value="0.0639811" calcext:value-type="float">
            <text:p>0,063981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333.2905" calcext:value-type="float">
            <text:p>3333,2905</text:p>
          </table:table-cell>
          <table:table-cell office:value-type="float" office:value="1512.5952" calcext:value-type="float">
            <text:p>1512,5952</text:p>
          </table:table-cell>
          <table:table-cell office:value-type="float" office:value="0.30659717" calcext:value-type="float">
            <text:p>0,30659717</text:p>
          </table:table-cell>
          <table:table-cell office:value-type="float" office:value="0.06451772" calcext:value-type="float">
            <text:p>0,0645177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344.8242" calcext:value-type="float">
            <text:p>3344,8242</text:p>
          </table:table-cell>
          <table:table-cell office:value-type="float" office:value="1514.5033" calcext:value-type="float">
            <text:p>1514,5033</text:p>
          </table:table-cell>
          <table:table-cell office:value-type="float" office:value="0.31003276" calcext:value-type="float">
            <text:p>0,31003276</text:p>
          </table:table-cell>
          <table:table-cell office:value-type="float" office:value="0.06508609" calcext:value-type="float">
            <text:p>0,06508609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320.8945" calcext:value-type="float">
            <text:p>3320,8945</text:p>
          </table:table-cell>
          <table:table-cell office:value-type="float" office:value="1915.4824" calcext:value-type="float">
            <text:p>1915,4824</text:p>
          </table:table-cell>
          <table:table-cell office:value-type="float" office:value="0.30290475" calcext:value-type="float">
            <text:p>0,30290475</text:p>
          </table:table-cell>
          <table:table-cell office:value-type="float" office:value="0.18452668" calcext:value-type="float">
            <text:p>0,18452668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3332.4458" calcext:value-type="float">
            <text:p>3332,4458</text:p>
          </table:table-cell>
          <table:table-cell office:value-type="float" office:value="1922.5955" calcext:value-type="float">
            <text:p>1922,5955</text:p>
          </table:table-cell>
          <table:table-cell office:value-type="float" office:value="0.30634555" calcext:value-type="float">
            <text:p>0,30634555</text:p>
          </table:table-cell>
          <table:table-cell office:value-type="float" office:value="0.18664546" calcext:value-type="float">
            <text:p>0,1866454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343.8057" calcext:value-type="float">
            <text:p>3343,8057</text:p>
          </table:table-cell>
          <table:table-cell office:value-type="float" office:value="1930.3987" calcext:value-type="float">
            <text:p>1930,3987</text:p>
          </table:table-cell>
          <table:table-cell office:value-type="float" office:value="0.30972934" calcext:value-type="float">
            <text:p>0,30972934</text:p>
          </table:table-cell>
          <table:table-cell office:value-type="float" office:value="0.18896982" calcext:value-type="float">
            <text:p>0,1889698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352.381" calcext:value-type="float">
            <text:p>3352,381</text:p>
          </table:table-cell>
          <table:table-cell office:value-type="float" office:value="1935.803" calcext:value-type="float">
            <text:p>1935,803</text:p>
          </table:table-cell>
          <table:table-cell office:value-type="float" office:value="0.31228372" calcext:value-type="float">
            <text:p>0,31228372</text:p>
          </table:table-cell>
          <table:table-cell office:value-type="float" office:value="0.19057961" calcext:value-type="float">
            <text:p>0,1905796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358.8088" calcext:value-type="float">
            <text:p>3358,8088</text:p>
          </table:table-cell>
          <table:table-cell office:value-type="float" office:value="1939.5115" calcext:value-type="float">
            <text:p>1939,5115</text:p>
          </table:table-cell>
          <table:table-cell office:value-type="float" office:value="0.31419837" calcext:value-type="float">
            <text:p>0,31419837</text:p>
          </table:table-cell>
          <table:table-cell office:value-type="float" office:value="0.19168428" calcext:value-type="float">
            <text:p>0,19168428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364.376" calcext:value-type="float">
            <text:p>3364,376</text:p>
          </table:table-cell>
          <table:table-cell office:value-type="float" office:value="1942.1316" calcext:value-type="float">
            <text:p>1942,1316</text:p>
          </table:table-cell>
          <table:table-cell office:value-type="float" office:value="0.31585667" calcext:value-type="float">
            <text:p>0,31585667</text:p>
          </table:table-cell>
          <table:table-cell office:value-type="float" office:value="0.19246472" calcext:value-type="float">
            <text:p>0,1924647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369.5786" calcext:value-type="float">
            <text:p>3369,5786</text:p>
          </table:table-cell>
          <table:table-cell office:value-type="float" office:value="1943.686" calcext:value-type="float">
            <text:p>1943,686</text:p>
          </table:table-cell>
          <table:table-cell office:value-type="float" office:value="0.3174064" calcext:value-type="float">
            <text:p>0,3174064</text:p>
          </table:table-cell>
          <table:table-cell office:value-type="float" office:value="0.19292776" calcext:value-type="float">
            <text:p>0,1929277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373.322" calcext:value-type="float">
            <text:p>3373,322</text:p>
          </table:table-cell>
          <table:table-cell office:value-type="float" office:value="1946.4065" calcext:value-type="float">
            <text:p>1946,4065</text:p>
          </table:table-cell>
          <table:table-cell office:value-type="float" office:value="0.31852147" calcext:value-type="float">
            <text:p>0,31852147</text:p>
          </table:table-cell>
          <table:table-cell office:value-type="float" office:value="0.1937381" calcext:value-type="float">
            <text:p>0,193738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,5</text:p>
          </table:table-cell>
          <table:table-cell office:value-type="float" office:value="2822.1804" calcext:value-type="float">
            <text:p>2822,1804</text:p>
          </table:table-cell>
          <table:table-cell office:value-type="float" office:value="747.31195" calcext:value-type="float">
            <text:p>747,31195</text:p>
          </table:table-cell>
          <table:table-cell office:value-type="float" office:value="0.15435162" calcext:value-type="float">
            <text:p>0,15435162</text:p>
          </table:table-cell>
          <table:table-cell office:value-type="float" office:value="-0.16343899" calcext:value-type="float">
            <text:p>-0,1634389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827.0051" calcext:value-type="float">
            <text:p>2827,0051</text:p>
          </table:table-cell>
          <table:table-cell office:value-type="float" office:value="746.57263" calcext:value-type="float">
            <text:p>746,57263</text:p>
          </table:table-cell>
          <table:table-cell office:value-type="float" office:value="0.15578876" calcext:value-type="float">
            <text:p>0,15578876</text:p>
          </table:table-cell>
          <table:table-cell office:value-type="float" office:value="-0.16365921" calcext:value-type="float">
            <text:p>-0,1636592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832.2515" calcext:value-type="float">
            <text:p>2832,2515</text:p>
          </table:table-cell>
          <table:table-cell office:value-type="float" office:value="743.0605" calcext:value-type="float">
            <text:p>743,0605</text:p>
          </table:table-cell>
          <table:table-cell office:value-type="float" office:value="0.15735151" calcext:value-type="float">
            <text:p>0,15735151</text:p>
          </table:table-cell>
          <table:table-cell office:value-type="float" office:value="-0.1647054" calcext:value-type="float">
            <text:p>-0,164705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832.7742" calcext:value-type="float">
            <text:p>2832,7742</text:p>
          </table:table-cell>
          <table:table-cell office:value-type="float" office:value="739.04926" calcext:value-type="float">
            <text:p>739,04926</text:p>
          </table:table-cell>
          <table:table-cell office:value-type="float" office:value="0.1575072" calcext:value-type="float">
            <text:p>0,1575072</text:p>
          </table:table-cell>
          <table:table-cell office:value-type="float" office:value="-0.16590023" calcext:value-type="float">
            <text:p>-0,16590023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835.2576" calcext:value-type="float">
            <text:p>2835,2576</text:p>
          </table:table-cell>
          <table:table-cell office:value-type="float" office:value="732.60156" calcext:value-type="float">
            <text:p>732,60156</text:p>
          </table:table-cell>
          <table:table-cell office:value-type="float" office:value="0.15824693" calcext:value-type="float">
            <text:p>0,15824693</text:p>
          </table:table-cell>
          <table:table-cell office:value-type="float" office:value="-0.16782081" calcext:value-type="float">
            <text:p>-0,1678208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840" calcext:value-type="float">
            <text:p>2840</text:p>
          </table:table-cell>
          <table:table-cell office:value-type="float" office:value="727.35046" calcext:value-type="float">
            <text:p>727,35046</text:p>
          </table:table-cell>
          <table:table-cell office:value-type="float" office:value="0.15965958" calcext:value-type="float">
            <text:p>0,15965958</text:p>
          </table:table-cell>
          <table:table-cell office:value-type="float" office:value="-0.16938497" calcext:value-type="float">
            <text:p>-0,1693849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843.7258" calcext:value-type="float">
            <text:p>2843,7258</text:p>
          </table:table-cell>
          <table:table-cell office:value-type="float" office:value="723.9022" calcext:value-type="float">
            <text:p>723,9022</text:p>
          </table:table-cell>
          <table:table-cell office:value-type="float" office:value="0.1607694" calcext:value-type="float">
            <text:p>0,1607694</text:p>
          </table:table-cell>
          <table:table-cell office:value-type="float" office:value="-0.17041211" calcext:value-type="float">
            <text:p>-0,1704121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846.5571" calcext:value-type="float">
            <text:p>2846,5571</text:p>
          </table:table-cell>
          <table:table-cell office:value-type="float" office:value="720.04694" calcext:value-type="float">
            <text:p>720,04694</text:p>
          </table:table-cell>
          <table:table-cell office:value-type="float" office:value="0.16161276" calcext:value-type="float">
            <text:p>0,16161276</text:p>
          </table:table-cell>
          <table:table-cell office:value-type="float" office:value="-0.1715605" calcext:value-type="float">
            <text:p>-0,171560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854.1501" calcext:value-type="float">
            <text:p>2854,1501</text:p>
          </table:table-cell>
          <table:table-cell office:value-type="float" office:value="712.27344" calcext:value-type="float">
            <text:p>712,27344</text:p>
          </table:table-cell>
          <table:table-cell office:value-type="float" office:value="0.1638745" calcext:value-type="float">
            <text:p>0,1638745</text:p>
          </table:table-cell>
          <table:table-cell office:value-type="float" office:value="-0.173876" calcext:value-type="float">
            <text:p>-0,17387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860.5818" calcext:value-type="float">
            <text:p>2860,5818</text:p>
          </table:table-cell>
          <table:table-cell office:value-type="float" office:value="703.15796" calcext:value-type="float">
            <text:p>703,15796</text:p>
          </table:table-cell>
          <table:table-cell office:value-type="float" office:value="0.16579032" calcext:value-type="float">
            <text:p>0,16579032</text:p>
          </table:table-cell>
          <table:table-cell office:value-type="float" office:value="-0.17659125" calcext:value-type="float">
            <text:p>-0,1765912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865.8462" calcext:value-type="float">
            <text:p>2865,8462</text:p>
          </table:table-cell>
          <table:table-cell office:value-type="float" office:value="700.6918" calcext:value-type="float">
            <text:p>700,6918</text:p>
          </table:table-cell>
          <table:table-cell office:value-type="float" office:value="0.16735844" calcext:value-type="float">
            <text:p>0,16735844</text:p>
          </table:table-cell>
          <table:table-cell office:value-type="float" office:value="-0.17732586" calcext:value-type="float">
            <text:p>-0,1773258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2842.3071" calcext:value-type="float">
            <text:p>2842,3071</text:p>
          </table:table-cell>
          <table:table-cell office:value-type="float" office:value="1111.769" calcext:value-type="float">
            <text:p>1111,769</text:p>
          </table:table-cell>
          <table:table-cell office:value-type="float" office:value="0.1603468" calcext:value-type="float">
            <text:p>0,1603468</text:p>
          </table:table-cell>
          <table:table-cell office:value-type="float" office:value="-0.054877307" calcext:value-type="float">
            <text:p>-0,05487730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844.2664" calcext:value-type="float">
            <text:p>2844,2664</text:p>
          </table:table-cell>
          <table:table-cell office:value-type="float" office:value="1109.8672" calcext:value-type="float">
            <text:p>1109,8672</text:p>
          </table:table-cell>
          <table:table-cell office:value-type="float" office:value="0.16093041" calcext:value-type="float">
            <text:p>0,16093041</text:p>
          </table:table-cell>
          <table:table-cell office:value-type="float" office:value="-0.055443816" calcext:value-type="float">
            <text:p>-0,05544381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846.8416" calcext:value-type="float">
            <text:p>2846,8416</text:p>
          </table:table-cell>
          <table:table-cell office:value-type="float" office:value="1111.8131" calcext:value-type="float">
            <text:p>1111,8131</text:p>
          </table:table-cell>
          <table:table-cell office:value-type="float" office:value="0.16169749" calcext:value-type="float">
            <text:p>0,16169749</text:p>
          </table:table-cell>
          <table:table-cell office:value-type="float" office:value="-0.05486418" calcext:value-type="float">
            <text:p>-0,05486418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853.4531" calcext:value-type="float">
            <text:p>2853,4531</text:p>
          </table:table-cell>
          <table:table-cell office:value-type="float" office:value="1108.437" calcext:value-type="float">
            <text:p>1108,437</text:p>
          </table:table-cell>
          <table:table-cell office:value-type="float" office:value="0.16366689" calcext:value-type="float">
            <text:p>0,16366689</text:p>
          </table:table-cell>
          <table:table-cell office:value-type="float" office:value="-0.055869825" calcext:value-type="float">
            <text:p>-0,05586982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857.5068" calcext:value-type="float">
            <text:p>2857,5068</text:p>
          </table:table-cell>
          <table:table-cell office:value-type="float" office:value="1107.6133" calcext:value-type="float">
            <text:p>1107,6133</text:p>
          </table:table-cell>
          <table:table-cell office:value-type="float" office:value="0.16487437" calcext:value-type="float">
            <text:p>0,16487437</text:p>
          </table:table-cell>
          <table:table-cell office:value-type="float" office:value="-0.056115195" calcext:value-type="float">
            <text:p>-0,05611519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862.8198" calcext:value-type="float">
            <text:p>2862,8198</text:p>
          </table:table-cell>
          <table:table-cell office:value-type="float" office:value="1105.8083" calcext:value-type="float">
            <text:p>1105,8083</text:p>
          </table:table-cell>
          <table:table-cell office:value-type="float" office:value="0.16645697" calcext:value-type="float">
            <text:p>0,16645697</text:p>
          </table:table-cell>
          <table:table-cell office:value-type="float" office:value="-0.056652833" calcext:value-type="float">
            <text:p>-0,05665283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866.3965" calcext:value-type="float">
            <text:p>2866,3965</text:p>
          </table:table-cell>
          <table:table-cell office:value-type="float" office:value="1105.0803" calcext:value-type="float">
            <text:p>1105,0803</text:p>
          </table:table-cell>
          <table:table-cell office:value-type="float" office:value="0.16752236" calcext:value-type="float">
            <text:p>0,16752236</text:p>
          </table:table-cell>
          <table:table-cell office:value-type="float" office:value="-0.056869693" calcext:value-type="float">
            <text:p>-0,05686969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868.491" calcext:value-type="float">
            <text:p>2868,491</text:p>
          </table:table-cell>
          <table:table-cell office:value-type="float" office:value="1106.0021" calcext:value-type="float">
            <text:p>1106,0021</text:p>
          </table:table-cell>
          <table:table-cell office:value-type="float" office:value="0.16814625" calcext:value-type="float">
            <text:p>0,16814625</text:p>
          </table:table-cell>
          <table:table-cell office:value-type="float" office:value="-0.056595128" calcext:value-type="float">
            <text:p>-0,056595128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870.3066" calcext:value-type="float">
            <text:p>2870,3066</text:p>
          </table:table-cell>
          <table:table-cell office:value-type="float" office:value="1107.9076" calcext:value-type="float">
            <text:p>1107,9076</text:p>
          </table:table-cell>
          <table:table-cell office:value-type="float" office:value="0.16868709" calcext:value-type="float">
            <text:p>0,16868709</text:p>
          </table:table-cell>
          <table:table-cell office:value-type="float" office:value="-0.056027528" calcext:value-type="float">
            <text:p>-0,056027528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872.2031" calcext:value-type="float">
            <text:p>2872,2031</text:p>
          </table:table-cell>
          <table:table-cell office:value-type="float" office:value="1109.9912" calcext:value-type="float">
            <text:p>1109,9912</text:p>
          </table:table-cell>
          <table:table-cell office:value-type="float" office:value="0.169252" calcext:value-type="float">
            <text:p>0,169252</text:p>
          </table:table-cell>
          <table:table-cell office:value-type="float" office:value="-0.055406872" calcext:value-type="float">
            <text:p>-0,05540687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881.4954" calcext:value-type="float">
            <text:p>2881,4954</text:p>
          </table:table-cell>
          <table:table-cell office:value-type="float" office:value="1101.7201" calcext:value-type="float">
            <text:p>1101,7201</text:p>
          </table:table-cell>
          <table:table-cell office:value-type="float" office:value="0.1720199" calcext:value-type="float">
            <text:p>0,1720199</text:p>
          </table:table-cell>
          <table:table-cell office:value-type="float" office:value="-0.05787061" calcext:value-type="float">
            <text:p>-0,0578706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,5</text:p>
          </table:table-cell>
          <table:table-cell office:value-type="float" office:value="2863.681" calcext:value-type="float">
            <text:p>2863,681</text:p>
          </table:table-cell>
          <table:table-cell office:value-type="float" office:value="1502.7743" calcext:value-type="float">
            <text:p>1502,7743</text:p>
          </table:table-cell>
          <table:table-cell office:value-type="float" office:value="0.16671346" calcext:value-type="float">
            <text:p>0,16671346</text:p>
          </table:table-cell>
          <table:table-cell office:value-type="float" office:value="0.061592344" calcext:value-type="float">
            <text:p>0,06159234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867.2593" calcext:value-type="float">
            <text:p>2867,2593</text:p>
          </table:table-cell>
          <table:table-cell office:value-type="float" office:value="1504.826" calcext:value-type="float">
            <text:p>1504,826</text:p>
          </table:table-cell>
          <table:table-cell office:value-type="float" office:value="0.16777936" calcext:value-type="float">
            <text:p>0,16777936</text:p>
          </table:table-cell>
          <table:table-cell office:value-type="float" office:value="0.062203504" calcext:value-type="float">
            <text:p>0,06220350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868.436" calcext:value-type="float">
            <text:p>2868,436</text:p>
          </table:table-cell>
          <table:table-cell office:value-type="float" office:value="1502.2585" calcext:value-type="float">
            <text:p>1502,2585</text:p>
          </table:table-cell>
          <table:table-cell office:value-type="float" office:value="0.16812989" calcext:value-type="float">
            <text:p>0,16812989</text:p>
          </table:table-cell>
          <table:table-cell office:value-type="float" office:value="0.061438717" calcext:value-type="float">
            <text:p>0,061438717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871.5112" calcext:value-type="float">
            <text:p>2871,5112</text:p>
          </table:table-cell>
          <table:table-cell office:value-type="float" office:value="1503.8602" calcext:value-type="float">
            <text:p>1503,8602</text:p>
          </table:table-cell>
          <table:table-cell office:value-type="float" office:value="0.1690459" calcext:value-type="float">
            <text:p>0,1690459</text:p>
          </table:table-cell>
          <table:table-cell office:value-type="float" office:value="0.061915815" calcext:value-type="float">
            <text:p>0,06191581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880.1777" calcext:value-type="float">
            <text:p>2880,1777</text:p>
          </table:table-cell>
          <table:table-cell office:value-type="float" office:value="1508.4825" calcext:value-type="float">
            <text:p>1508,4825</text:p>
          </table:table-cell>
          <table:table-cell office:value-type="float" office:value="0.17162742" calcext:value-type="float">
            <text:p>0,17162742</text:p>
          </table:table-cell>
          <table:table-cell office:value-type="float" office:value="0.063292675" calcext:value-type="float">
            <text:p>0,06329267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885.9841" calcext:value-type="float">
            <text:p>2885,9841</text:p>
          </table:table-cell>
          <table:table-cell office:value-type="float" office:value="1510.8469" calcext:value-type="float">
            <text:p>1510,8469</text:p>
          </table:table-cell>
          <table:table-cell office:value-type="float" office:value="0.17335698" calcext:value-type="float">
            <text:p>0,17335698</text:p>
          </table:table-cell>
          <table:table-cell office:value-type="float" office:value="0.063996956" calcext:value-type="float">
            <text:p>0,063996956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890.0027" calcext:value-type="float">
            <text:p>2890,0027</text:p>
          </table:table-cell>
          <table:table-cell office:value-type="float" office:value="1512.3672" calcext:value-type="float">
            <text:p>1512,3672</text:p>
          </table:table-cell>
          <table:table-cell office:value-type="float" office:value="0.17455399" calcext:value-type="float">
            <text:p>0,17455399</text:p>
          </table:table-cell>
          <table:table-cell office:value-type="float" office:value="0.0644498" calcext:value-type="float">
            <text:p>0,0644498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892.143" calcext:value-type="float">
            <text:p>2892,143</text:p>
          </table:table-cell>
          <table:table-cell office:value-type="float" office:value="1511.5742" calcext:value-type="float">
            <text:p>1511,5742</text:p>
          </table:table-cell>
          <table:table-cell office:value-type="float" office:value="0.17519155" calcext:value-type="float">
            <text:p>0,17519155</text:p>
          </table:table-cell>
          <table:table-cell office:value-type="float" office:value="0.0642136" calcext:value-type="float">
            <text:p>0,064213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894.8452" calcext:value-type="float">
            <text:p>2894,8452</text:p>
          </table:table-cell>
          <table:table-cell office:value-type="float" office:value="1509.9047" calcext:value-type="float">
            <text:p>1509,9047</text:p>
          </table:table-cell>
          <table:table-cell office:value-type="float" office:value="0.17599645" calcext:value-type="float">
            <text:p>0,17599645</text:p>
          </table:table-cell>
          <table:table-cell office:value-type="float" office:value="0.063716285" calcext:value-type="float">
            <text:p>0,06371628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896.4417" calcext:value-type="float">
            <text:p>2896,4417</text:p>
          </table:table-cell>
          <table:table-cell office:value-type="float" office:value="1508.9124" calcext:value-type="float">
            <text:p>1508,9124</text:p>
          </table:table-cell>
          <table:table-cell office:value-type="float" office:value="0.17647198" calcext:value-type="float">
            <text:p>0,17647198</text:p>
          </table:table-cell>
          <table:table-cell office:value-type="float" office:value="0.0634207" calcext:value-type="float">
            <text:p>0,0634207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909.329" calcext:value-type="float">
            <text:p>2909,329</text:p>
          </table:table-cell>
          <table:table-cell office:value-type="float" office:value="1521.5134" calcext:value-type="float">
            <text:p>1521,5134</text:p>
          </table:table-cell>
          <table:table-cell office:value-type="float" office:value="0.1803108" calcext:value-type="float">
            <text:p>0,1803108</text:p>
          </table:table-cell>
          <table:table-cell office:value-type="float" office:value="0.06717421" calcext:value-type="float">
            <text:p>0,06717421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900.3223" calcext:value-type="float">
            <text:p>2900,3223</text:p>
          </table:table-cell>
          <table:table-cell office:value-type="float" office:value="1926.6075" calcext:value-type="float">
            <text:p>1926,6075</text:p>
          </table:table-cell>
          <table:table-cell office:value-type="float" office:value="0.1776279" calcext:value-type="float">
            <text:p>0,1776279</text:p>
          </table:table-cell>
          <table:table-cell office:value-type="float" office:value="0.18784055" calcext:value-type="float">
            <text:p>0,18784055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904.4614" calcext:value-type="float">
            <text:p>2904,4614</text:p>
          </table:table-cell>
          <table:table-cell office:value-type="float" office:value="1925.6423" calcext:value-type="float">
            <text:p>1925,6423</text:p>
          </table:table-cell>
          <table:table-cell office:value-type="float" office:value="0.17886086" calcext:value-type="float">
            <text:p>0,17886086</text:p>
          </table:table-cell>
          <table:table-cell office:value-type="float" office:value="0.18755303" calcext:value-type="float">
            <text:p>0,18755303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906.5854" calcext:value-type="float">
            <text:p>2906,5854</text:p>
          </table:table-cell>
          <table:table-cell office:value-type="float" office:value="1934.796" calcext:value-type="float">
            <text:p>1934,796</text:p>
          </table:table-cell>
          <table:table-cell office:value-type="float" office:value="0.17949355" calcext:value-type="float">
            <text:p>0,17949355</text:p>
          </table:table-cell>
          <table:table-cell office:value-type="float" office:value="0.19027966" calcext:value-type="float">
            <text:p>0,19027966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911.7158" calcext:value-type="float">
            <text:p>2911,7158</text:p>
          </table:table-cell>
          <table:table-cell office:value-type="float" office:value="1941.1573" calcext:value-type="float">
            <text:p>1941,1573</text:p>
          </table:table-cell>
          <table:table-cell office:value-type="float" office:value="0.18102174" calcext:value-type="float">
            <text:p>0,18102174</text:p>
          </table:table-cell>
          <table:table-cell office:value-type="float" office:value="0.19217452" calcext:value-type="float">
            <text:p>0,19217452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915.8281" calcext:value-type="float">
            <text:p>2915,8281</text:p>
          </table:table-cell>
          <table:table-cell office:value-type="float" office:value="1945.7147" calcext:value-type="float">
            <text:p>1945,7147</text:p>
          </table:table-cell>
          <table:table-cell office:value-type="float" office:value="0.18224667" calcext:value-type="float">
            <text:p>0,18224667</text:p>
          </table:table-cell>
          <table:table-cell office:value-type="float" office:value="0.19353205" calcext:value-type="float">
            <text:p>0,1935320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921.826" calcext:value-type="float">
            <text:p>2921,826</text:p>
          </table:table-cell>
          <table:table-cell office:value-type="float" office:value="1947.5168" calcext:value-type="float">
            <text:p>1947,5168</text:p>
          </table:table-cell>
          <table:table-cell office:value-type="float" office:value="0.18403326" calcext:value-type="float">
            <text:p>0,18403326</text:p>
          </table:table-cell>
          <table:table-cell office:value-type="float" office:value="0.19406885" calcext:value-type="float">
            <text:p>0,19406885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928.266" calcext:value-type="float">
            <text:p>2928,266</text:p>
          </table:table-cell>
          <table:table-cell office:value-type="float" office:value="1946.1855" calcext:value-type="float">
            <text:p>1946,1855</text:p>
          </table:table-cell>
          <table:table-cell office:value-type="float" office:value="0.1859516" calcext:value-type="float">
            <text:p>0,1859516</text:p>
          </table:table-cell>
          <table:table-cell office:value-type="float" office:value="0.1936723" calcext:value-type="float">
            <text:p>0,1936723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939.719" calcext:value-type="float">
            <text:p>2939,719</text:p>
          </table:table-cell>
          <table:table-cell office:value-type="float" office:value="1962.6917" calcext:value-type="float">
            <text:p>1962,6917</text:p>
          </table:table-cell>
          <table:table-cell office:value-type="float" office:value="0.1893631" calcext:value-type="float">
            <text:p>0,1893631</text:p>
          </table:table-cell>
          <table:table-cell office:value-type="float" office:value="0.198589" calcext:value-type="float">
            <text:p>0,198589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939.8054" calcext:value-type="float">
            <text:p>2939,8054</text:p>
          </table:table-cell>
          <table:table-cell office:value-type="float" office:value="1970.5984" calcext:value-type="float">
            <text:p>1970,5984</text:p>
          </table:table-cell>
          <table:table-cell office:value-type="float" office:value="0.18938886" calcext:value-type="float">
            <text:p>0,18938886</text:p>
          </table:table-cell>
          <table:table-cell office:value-type="float" office:value="0.2009442" calcext:value-type="float">
            <text:p>0,2009442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,5</text:p>
          </table:table-cell>
          <table:table-cell office:value-type="float" office:value="2435.7766" calcext:value-type="float">
            <text:p>2435,7766</text:p>
          </table:table-cell>
          <table:table-cell office:value-type="float" office:value="752.72736" calcext:value-type="float">
            <text:p>752,72736</text:p>
          </table:table-cell>
          <table:table-cell office:value-type="float" office:value="0.03925261" calcext:value-type="float">
            <text:p>0,03925261</text:p>
          </table:table-cell>
          <table:table-cell office:value-type="float" office:value="-0.1618259" calcext:value-type="float">
            <text:p>-0,1618259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35.988" calcext:value-type="float">
            <text:p>2435,988</text:p>
          </table:table-cell>
          <table:table-cell office:value-type="float" office:value="750.2086" calcext:value-type="float">
            <text:p>750,2086</text:p>
          </table:table-cell>
          <table:table-cell office:value-type="float" office:value="0.039315585" calcext:value-type="float">
            <text:p>0,039315585</text:p>
          </table:table-cell>
          <table:table-cell office:value-type="float" office:value="-0.16257615" calcext:value-type="float">
            <text:p>-0,16257615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438.942" calcext:value-type="float">
            <text:p>2438,942</text:p>
          </table:table-cell>
          <table:table-cell office:value-type="float" office:value="745.7422" calcext:value-type="float">
            <text:p>745,7422</text:p>
          </table:table-cell>
          <table:table-cell office:value-type="float" office:value="0.040195458" calcext:value-type="float">
            <text:p>0,040195458</text:p>
          </table:table-cell>
          <table:table-cell office:value-type="float" office:value="-0.16390659" calcext:value-type="float">
            <text:p>-0,16390659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435.8887" calcext:value-type="float">
            <text:p>2435,8887</text:p>
          </table:table-cell>
          <table:table-cell office:value-type="float" office:value="745.8677" calcext:value-type="float">
            <text:p>745,8677</text:p>
          </table:table-cell>
          <table:table-cell office:value-type="float" office:value="0.039285988" calcext:value-type="float">
            <text:p>0,039285988</text:p>
          </table:table-cell>
          <table:table-cell office:value-type="float" office:value="-0.1638692" calcext:value-type="float">
            <text:p>-0,1638692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438.27" calcext:value-type="float">
            <text:p>2438,27</text:p>
          </table:table-cell>
          <table:table-cell office:value-type="float" office:value="738.84204" calcext:value-type="float">
            <text:p>738,84204</text:p>
          </table:table-cell>
          <table:table-cell office:value-type="float" office:value="0.039995324" calcext:value-type="float">
            <text:p>0,039995324</text:p>
          </table:table-cell>
          <table:table-cell office:value-type="float" office:value="-0.16596195" calcext:value-type="float">
            <text:p>-0,16596195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439.4128" calcext:value-type="float">
            <text:p>2439,4128</text:p>
          </table:table-cell>
          <table:table-cell office:value-type="float" office:value="733.542" calcext:value-type="float">
            <text:p>733,542</text:p>
          </table:table-cell>
          <table:table-cell office:value-type="float" office:value="0.04033574" calcext:value-type="float">
            <text:p>0,04033574</text:p>
          </table:table-cell>
          <table:table-cell office:value-type="float" office:value="-0.16754068" calcext:value-type="float">
            <text:p>-0,1675406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439.968" calcext:value-type="float">
            <text:p>2439,968</text:p>
          </table:table-cell>
          <table:table-cell office:value-type="float" office:value="730.2562" calcext:value-type="float">
            <text:p>730,2562</text:p>
          </table:table-cell>
          <table:table-cell office:value-type="float" office:value="0.04050111" calcext:value-type="float">
            <text:p>0,04050111</text:p>
          </table:table-cell>
          <table:table-cell office:value-type="float" office:value="-0.16851942" calcext:value-type="float">
            <text:p>-0,16851942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438.845" calcext:value-type="float">
            <text:p>2438,845</text:p>
          </table:table-cell>
          <table:table-cell office:value-type="float" office:value="729.3152" calcext:value-type="float">
            <text:p>729,3152</text:p>
          </table:table-cell>
          <table:table-cell office:value-type="float" office:value="0.040166587" calcext:value-type="float">
            <text:p>0,040166587</text:p>
          </table:table-cell>
          <table:table-cell office:value-type="float" office:value="-0.16879973" calcext:value-type="float">
            <text:p>-0,16879973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436.3057" calcext:value-type="float">
            <text:p>2436,3057</text:p>
          </table:table-cell>
          <table:table-cell office:value-type="float" office:value="727.37415" calcext:value-type="float">
            <text:p>727,37415</text:p>
          </table:table-cell>
          <table:table-cell office:value-type="float" office:value="0.0394102" calcext:value-type="float">
            <text:p>0,0394102</text:p>
          </table:table-cell>
          <table:table-cell office:value-type="float" office:value="-0.16937792" calcext:value-type="float">
            <text:p>-0,16937792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434.7156" calcext:value-type="float">
            <text:p>2434,7156</text:p>
          </table:table-cell>
          <table:table-cell office:value-type="float" office:value="721.1662" calcext:value-type="float">
            <text:p>721,1662</text:p>
          </table:table-cell>
          <table:table-cell office:value-type="float" office:value="0.038936555" calcext:value-type="float">
            <text:p>0,038936555</text:p>
          </table:table-cell>
          <table:table-cell office:value-type="float" office:value="-0.1712271" calcext:value-type="float">
            <text:p>-0,1712271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,5</text:p>
          </table:table-cell>
          <table:table-cell office:value-type="float" office:value="2444.3403" calcext:value-type="float">
            <text:p>2444,3403</text:p>
          </table:table-cell>
          <table:table-cell office:value-type="float" office:value="1119.113" calcext:value-type="float">
            <text:p>1119,113</text:p>
          </table:table-cell>
          <table:table-cell office:value-type="float" office:value="0.041803505" calcext:value-type="float">
            <text:p>0,041803505</text:p>
          </table:table-cell>
          <table:table-cell office:value-type="float" office:value="-0.052689735" calcext:value-type="float">
            <text:p>-0,052689735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444.2979" calcext:value-type="float">
            <text:p>2444,2979</text:p>
          </table:table-cell>
          <table:table-cell office:value-type="float" office:value="1117.4785" calcext:value-type="float">
            <text:p>1117,4785</text:p>
          </table:table-cell>
          <table:table-cell office:value-type="float" office:value="0.04179085" calcext:value-type="float">
            <text:p>0,04179085</text:p>
          </table:table-cell>
          <table:table-cell office:value-type="float" office:value="-0.05317661" calcext:value-type="float">
            <text:p>-0,05317661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444.7998" calcext:value-type="float">
            <text:p>2444,7998</text:p>
          </table:table-cell>
          <table:table-cell office:value-type="float" office:value="1114.0693" calcext:value-type="float">
            <text:p>1114,0693</text:p>
          </table:table-cell>
          <table:table-cell office:value-type="float" office:value="0.04194037" calcext:value-type="float">
            <text:p>0,04194037</text:p>
          </table:table-cell>
          <table:table-cell office:value-type="float" office:value="-0.054192115" calcext:value-type="float">
            <text:p>-0,054192115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448.0903" calcext:value-type="float">
            <text:p>2448,0903</text:p>
          </table:table-cell>
          <table:table-cell office:value-type="float" office:value="1115.712" calcext:value-type="float">
            <text:p>1115,712</text:p>
          </table:table-cell>
          <table:table-cell office:value-type="float" office:value="0.042920526" calcext:value-type="float">
            <text:p>0,042920526</text:p>
          </table:table-cell>
          <table:table-cell office:value-type="float" office:value="-0.053702798" calcext:value-type="float">
            <text:p>-0,053702798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448.9116" calcext:value-type="float">
            <text:p>2448,9116</text:p>
          </table:table-cell>
          <table:table-cell office:value-type="float" office:value="1114.5138" calcext:value-type="float">
            <text:p>1114,5138</text:p>
          </table:table-cell>
          <table:table-cell office:value-type="float" office:value="0.043165166" calcext:value-type="float">
            <text:p>0,043165166</text:p>
          </table:table-cell>
          <table:table-cell office:value-type="float" office:value="-0.05405972" calcext:value-type="float">
            <text:p>-0,05405972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449.7385" calcext:value-type="float">
            <text:p>2449,7385</text:p>
          </table:table-cell>
          <table:table-cell office:value-type="float" office:value="1112.548" calcext:value-type="float">
            <text:p>1112,548</text:p>
          </table:table-cell>
          <table:table-cell office:value-type="float" office:value="0.043411475" calcext:value-type="float">
            <text:p>0,043411475</text:p>
          </table:table-cell>
          <table:table-cell office:value-type="float" office:value="-0.054645285" calcext:value-type="float">
            <text:p>-0,054645285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450.708" calcext:value-type="float">
            <text:p>2450,708</text:p>
          </table:table-cell>
          <table:table-cell office:value-type="float" office:value="1111.3427" calcext:value-type="float">
            <text:p>1111,3427</text:p>
          </table:table-cell>
          <table:table-cell office:value-type="float" office:value="0.04370026" calcext:value-type="float">
            <text:p>0,04370026</text:p>
          </table:table-cell>
          <table:table-cell office:value-type="float" office:value="-0.055004317" calcext:value-type="float">
            <text:p>-0,055004317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454.059" calcext:value-type="float">
            <text:p>2454,059</text:p>
          </table:table-cell>
          <table:table-cell office:value-type="float" office:value="1112.1946" calcext:value-type="float">
            <text:p>1112,1946</text:p>
          </table:table-cell>
          <table:table-cell office:value-type="float" office:value="0.04469845" calcext:value-type="float">
            <text:p>0,04469845</text:p>
          </table:table-cell>
          <table:table-cell office:value-type="float" office:value="-0.05475055" calcext:value-type="float">
            <text:p>-0,05475055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453.5195" calcext:value-type="float">
            <text:p>2453,5195</text:p>
          </table:table-cell>
          <table:table-cell office:value-type="float" office:value="1107.2017" calcext:value-type="float">
            <text:p>1107,2017</text:p>
          </table:table-cell>
          <table:table-cell office:value-type="float" office:value="0.044537734" calcext:value-type="float">
            <text:p>0,044537734</text:p>
          </table:table-cell>
          <table:table-cell office:value-type="float" office:value="-0.056237806" calcext:value-type="float">
            <text:p>-0,056237806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459.57" calcext:value-type="float">
            <text:p>2459,57</text:p>
          </table:table-cell>
          <table:table-cell office:value-type="float" office:value="1109.9634" calcext:value-type="float">
            <text:p>1109,9634</text:p>
          </table:table-cell>
          <table:table-cell office:value-type="float" office:value="0.046340022" calcext:value-type="float">
            <text:p>0,046340022</text:p>
          </table:table-cell>
          <table:table-cell office:value-type="float" office:value="-0.055415165" calcext:value-type="float">
            <text:p>-0,055415165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456.112" calcext:value-type="float">
            <text:p>2456,112</text:p>
          </table:table-cell>
          <table:table-cell office:value-type="float" office:value="1108.9688" calcext:value-type="float">
            <text:p>1108,9688</text:p>
          </table:table-cell>
          <table:table-cell office:value-type="float" office:value="0.045309976" calcext:value-type="float">
            <text:p>0,045309976</text:p>
          </table:table-cell>
          <table:table-cell office:value-type="float" office:value="-0.055711437" calcext:value-type="float">
            <text:p>-0,055711437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2457.2744" calcext:value-type="float">
            <text:p>2457,2744</text:p>
          </table:table-cell>
          <table:table-cell office:value-type="float" office:value="1509.7378" calcext:value-type="float">
            <text:p>1509,7378</text:p>
          </table:table-cell>
          <table:table-cell office:value-type="float" office:value="0.045656208" calcext:value-type="float">
            <text:p>0,045656208</text:p>
          </table:table-cell>
          <table:table-cell office:value-type="float" office:value="0.063666575" calcext:value-type="float">
            <text:p>0,063666575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459.1973" calcext:value-type="float">
            <text:p>2459,1973</text:p>
          </table:table-cell>
          <table:table-cell office:value-type="float" office:value="1508.0618" calcext:value-type="float">
            <text:p>1508,0618</text:p>
          </table:table-cell>
          <table:table-cell office:value-type="float" office:value="0.046228975" calcext:value-type="float">
            <text:p>0,046228975</text:p>
          </table:table-cell>
          <table:table-cell office:value-type="float" office:value="0.06316733" calcext:value-type="float">
            <text:p>0,06316733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466.0623" calcext:value-type="float">
            <text:p>2466,0623</text:p>
          </table:table-cell>
          <table:table-cell office:value-type="float" office:value="1505.7177" calcext:value-type="float">
            <text:p>1505,7177</text:p>
          </table:table-cell>
          <table:table-cell office:value-type="float" office:value="0.048273865" calcext:value-type="float">
            <text:p>0,048273865</text:p>
          </table:table-cell>
          <table:table-cell office:value-type="float" office:value="0.062469088" calcext:value-type="float">
            <text:p>0,062469088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462.311" calcext:value-type="float">
            <text:p>2462,311</text:p>
          </table:table-cell>
          <table:table-cell office:value-type="float" office:value="1509.264" calcext:value-type="float">
            <text:p>1509,264</text:p>
          </table:table-cell>
          <table:table-cell office:value-type="float" office:value="0.04715648" calcext:value-type="float">
            <text:p>0,04715648</text:p>
          </table:table-cell>
          <table:table-cell office:value-type="float" office:value="0.06352546" calcext:value-type="float">
            <text:p>0,06352546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460.0752" calcext:value-type="float">
            <text:p>2460,0752</text:p>
          </table:table-cell>
          <table:table-cell office:value-type="float" office:value="1514.4692" calcext:value-type="float">
            <text:p>1514,4692</text:p>
          </table:table-cell>
          <table:table-cell office:value-type="float" office:value="0.046490483" calcext:value-type="float">
            <text:p>0,046490483</text:p>
          </table:table-cell>
          <table:table-cell office:value-type="float" office:value="0.06507594" calcext:value-type="float">
            <text:p>0,06507594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460.886" calcext:value-type="float">
            <text:p>2460,886</text:p>
          </table:table-cell>
          <table:table-cell office:value-type="float" office:value="1517.6875" calcext:value-type="float">
            <text:p>1517,6875</text:p>
          </table:table-cell>
          <table:table-cell office:value-type="float" office:value="0.046731997" calcext:value-type="float">
            <text:p>0,046731997</text:p>
          </table:table-cell>
          <table:table-cell office:value-type="float" office:value="0.06603458" calcext:value-type="float">
            <text:p>0,06603458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461.7014" calcext:value-type="float">
            <text:p>2461,7014</text:p>
          </table:table-cell>
          <table:table-cell office:value-type="float" office:value="1519.4808" calcext:value-type="float">
            <text:p>1519,4808</text:p>
          </table:table-cell>
          <table:table-cell office:value-type="float" office:value="0.04697489" calcext:value-type="float">
            <text:p>0,04697489</text:p>
          </table:table-cell>
          <table:table-cell office:value-type="float" office:value="0.06656876" calcext:value-type="float">
            <text:p>0,06656876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464.7358" calcext:value-type="float">
            <text:p>2464,7358</text:p>
          </table:table-cell>
          <table:table-cell office:value-type="float" office:value="1518.9569" calcext:value-type="float">
            <text:p>1518,9569</text:p>
          </table:table-cell>
          <table:table-cell office:value-type="float" office:value="0.04787876" calcext:value-type="float">
            <text:p>0,04787876</text:p>
          </table:table-cell>
          <table:table-cell office:value-type="float" office:value="0.066412695" calcext:value-type="float">
            <text:p>0,066412695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466.2637" calcext:value-type="float">
            <text:p>2466,2637</text:p>
          </table:table-cell>
          <table:table-cell office:value-type="float" office:value="1519.7964" calcext:value-type="float">
            <text:p>1519,7964</text:p>
          </table:table-cell>
          <table:table-cell office:value-type="float" office:value="0.04833386" calcext:value-type="float">
            <text:p>0,04833386</text:p>
          </table:table-cell>
          <table:table-cell office:value-type="float" office:value="0.06666275" calcext:value-type="float">
            <text:p>0,06666275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475.2354" calcext:value-type="float">
            <text:p>2475,2354</text:p>
          </table:table-cell>
          <table:table-cell office:value-type="float" office:value="1517.2585" calcext:value-type="float">
            <text:p>1517,2585</text:p>
          </table:table-cell>
          <table:table-cell office:value-type="float" office:value="0.051006276" calcext:value-type="float">
            <text:p>0,051006276</text:p>
          </table:table-cell>
          <table:table-cell office:value-type="float" office:value="0.0659068" calcext:value-type="float">
            <text:p>0,0659068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476.6313" calcext:value-type="float">
            <text:p>2476,6313</text:p>
          </table:table-cell>
          <table:table-cell office:value-type="float" office:value="1517.4573" calcext:value-type="float">
            <text:p>1517,4573</text:p>
          </table:table-cell>
          <table:table-cell office:value-type="float" office:value="0.051422104" calcext:value-type="float">
            <text:p>0,051422104</text:p>
          </table:table-cell>
          <table:table-cell office:value-type="float" office:value="0.065965995" calcext:value-type="float">
            <text:p>0,065965995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465.7998" calcext:value-type="float">
            <text:p>2465,7998</text:p>
          </table:table-cell>
          <table:table-cell office:value-type="float" office:value="1926.6619" calcext:value-type="float">
            <text:p>1926,6619</text:p>
          </table:table-cell>
          <table:table-cell office:value-type="float" office:value="0.048195686" calcext:value-type="float">
            <text:p>0,048195686</text:p>
          </table:table-cell>
          <table:table-cell office:value-type="float" office:value="0.18785673" calcext:value-type="float">
            <text:p>0,18785673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467.5347" calcext:value-type="float">
            <text:p>2467,5347</text:p>
          </table:table-cell>
          <table:table-cell office:value-type="float" office:value="1930.7797" calcext:value-type="float">
            <text:p>1930,7797</text:p>
          </table:table-cell>
          <table:table-cell office:value-type="float" office:value="0.048712455" calcext:value-type="float">
            <text:p>0,048712455</text:p>
          </table:table-cell>
          <table:table-cell office:value-type="float" office:value="0.18908331" calcext:value-type="float">
            <text:p>0,1890833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471.4146" calcext:value-type="float">
            <text:p>2471,4146</text:p>
          </table:table-cell>
          <table:table-cell office:value-type="float" office:value="1940.4575" calcext:value-type="float">
            <text:p>1940,4575</text:p>
          </table:table-cell>
          <table:table-cell office:value-type="float" office:value="0.049868163" calcext:value-type="float">
            <text:p>0,049868163</text:p>
          </table:table-cell>
          <table:table-cell office:value-type="float" office:value="0.19196607" calcext:value-type="float">
            <text:p>0,19196607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473.024" calcext:value-type="float">
            <text:p>2473,024</text:p>
          </table:table-cell>
          <table:table-cell office:value-type="float" office:value="1947.301" calcext:value-type="float">
            <text:p>1947,301</text:p>
          </table:table-cell>
          <table:table-cell office:value-type="float" office:value="0.05034755" calcext:value-type="float">
            <text:p>0,05034755</text:p>
          </table:table-cell>
          <table:table-cell office:value-type="float" office:value="0.19400457" calcext:value-type="float">
            <text:p>0,19400457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473.7744" calcext:value-type="float">
            <text:p>2473,7744</text:p>
          </table:table-cell>
          <table:table-cell office:value-type="float" office:value="1951.7693" calcext:value-type="float">
            <text:p>1951,7693</text:p>
          </table:table-cell>
          <table:table-cell office:value-type="float" office:value="0.050571103" calcext:value-type="float">
            <text:p>0,050571103</text:p>
          </table:table-cell>
          <table:table-cell office:value-type="float" office:value="0.19533554" calcext:value-type="float">
            <text:p>0,19533554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473.5583" calcext:value-type="float">
            <text:p>2473,5583</text:p>
          </table:table-cell>
          <table:table-cell office:value-type="float" office:value="1954.1915" calcext:value-type="float">
            <text:p>1954,1915</text:p>
          </table:table-cell>
          <table:table-cell office:value-type="float" office:value="0.050506745" calcext:value-type="float">
            <text:p>0,050506745</text:p>
          </table:table-cell>
          <table:table-cell office:value-type="float" office:value="0.19605705" calcext:value-type="float">
            <text:p>0,19605705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473.284" calcext:value-type="float">
            <text:p>2473,284</text:p>
          </table:table-cell>
          <table:table-cell office:value-type="float" office:value="1955.2864" calcext:value-type="float">
            <text:p>1955,2864</text:p>
          </table:table-cell>
          <table:table-cell office:value-type="float" office:value="0.050425004" calcext:value-type="float">
            <text:p>0,050425004</text:p>
          </table:table-cell>
          <table:table-cell office:value-type="float" office:value="0.19638318" calcext:value-type="float">
            <text:p>0,19638318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469.955" calcext:value-type="float">
            <text:p>2469,955</text:p>
          </table:table-cell>
          <table:table-cell office:value-type="float" office:value="1959.7092" calcext:value-type="float">
            <text:p>1959,7092</text:p>
          </table:table-cell>
          <table:table-cell office:value-type="float" office:value="0.04943343" calcext:value-type="float">
            <text:p>0,04943343</text:p>
          </table:table-cell>
          <table:table-cell office:value-type="float" office:value="0.19770062" calcext:value-type="float">
            <text:p>0,1977006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,5</text:p>
          </table:table-cell>
          <table:table-cell office:value-type="float" office:value="2047.5602" calcext:value-type="float">
            <text:p>2047,5602</text:p>
          </table:table-cell>
          <table:table-cell office:value-type="float" office:value="759.6657" calcext:value-type="float">
            <text:p>759,6657</text:p>
          </table:table-cell>
          <table:table-cell office:value-type="float" office:value="-0.07638633" calcext:value-type="float">
            <text:p>-0,07638633</text:p>
          </table:table-cell>
          <table:table-cell office:value-type="float" office:value="-0.15975915" calcext:value-type="float">
            <text:p>-0,15975915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49.0981" calcext:value-type="float">
            <text:p>2049,0981</text:p>
          </table:table-cell>
          <table:table-cell office:value-type="float" office:value="760.7843" calcext:value-type="float">
            <text:p>760,7843</text:p>
          </table:table-cell>
          <table:table-cell office:value-type="float" office:value="-0.07592821" calcext:value-type="float">
            <text:p>-0,07592821</text:p>
          </table:table-cell>
          <table:table-cell office:value-type="float" office:value="-0.15942596" calcext:value-type="float">
            <text:p>-0,15942596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049.4966" calcext:value-type="float">
            <text:p>2049,4966</text:p>
          </table:table-cell>
          <table:table-cell office:value-type="float" office:value="759.49194" calcext:value-type="float">
            <text:p>759,49194</text:p>
          </table:table-cell>
          <table:table-cell office:value-type="float" office:value="-0.07580953" calcext:value-type="float">
            <text:p>-0,07580953</text:p>
          </table:table-cell>
          <table:table-cell office:value-type="float" office:value="-0.15981092" calcext:value-type="float">
            <text:p>-0,1598109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046.6179" calcext:value-type="float">
            <text:p>2046,6179</text:p>
          </table:table-cell>
          <table:table-cell office:value-type="float" office:value="753.0519" calcext:value-type="float">
            <text:p>753,0519</text:p>
          </table:table-cell>
          <table:table-cell office:value-type="float" office:value="-0.076667" calcext:value-type="float">
            <text:p>-0,076667</text:p>
          </table:table-cell>
          <table:table-cell office:value-type="float" office:value="-0.16172923" calcext:value-type="float">
            <text:p>-0,16172923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041.9584" calcext:value-type="float">
            <text:p>2041,9584</text:p>
          </table:table-cell>
          <table:table-cell office:value-type="float" office:value="746.11646" calcext:value-type="float">
            <text:p>746,11646</text:p>
          </table:table-cell>
          <table:table-cell office:value-type="float" office:value="-0.07805495" calcext:value-type="float">
            <text:p>-0,07805495</text:p>
          </table:table-cell>
          <table:table-cell office:value-type="float" office:value="-0.1637951" calcext:value-type="float">
            <text:p>-0,1637951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039.0969" calcext:value-type="float">
            <text:p>2039,0969</text:p>
          </table:table-cell>
          <table:table-cell office:value-type="float" office:value="740.8887" calcext:value-type="float">
            <text:p>740,8887</text:p>
          </table:table-cell>
          <table:table-cell office:value-type="float" office:value="-0.0789073" calcext:value-type="float">
            <text:p>-0,0789073</text:p>
          </table:table-cell>
          <table:table-cell office:value-type="float" office:value="-0.16535231" calcext:value-type="float">
            <text:p>-0,16535231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38.0925" calcext:value-type="float">
            <text:p>2038,0925</text:p>
          </table:table-cell>
          <table:table-cell office:value-type="float" office:value="738.0266" calcext:value-type="float">
            <text:p>738,0266</text:p>
          </table:table-cell>
          <table:table-cell office:value-type="float" office:value="-0.07920648" calcext:value-type="float">
            <text:p>-0,07920648</text:p>
          </table:table-cell>
          <table:table-cell office:value-type="float" office:value="-0.16620484" calcext:value-type="float">
            <text:p>-0,16620484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038.947" calcext:value-type="float">
            <text:p>2038,947</text:p>
          </table:table-cell>
          <table:table-cell office:value-type="float" office:value="735.89417" calcext:value-type="float">
            <text:p>735,89417</text:p>
          </table:table-cell>
          <table:table-cell office:value-type="float" office:value="-0.078951955" calcext:value-type="float">
            <text:p>-0,078951955</text:p>
          </table:table-cell>
          <table:table-cell office:value-type="float" office:value="-0.16684003" calcext:value-type="float">
            <text:p>-0,16684003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39.8439" calcext:value-type="float">
            <text:p>2039,8439</text:p>
          </table:table-cell>
          <table:table-cell office:value-type="float" office:value="733.978" calcext:value-type="float">
            <text:p>733,978</text:p>
          </table:table-cell>
          <table:table-cell office:value-type="float" office:value="-0.07868481" calcext:value-type="float">
            <text:p>-0,07868481</text:p>
          </table:table-cell>
          <table:table-cell office:value-type="float" office:value="-0.1674108" calcext:value-type="float">
            <text:p>-0,1674108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040.7339" calcext:value-type="float">
            <text:p>2040,7339</text:p>
          </table:table-cell>
          <table:table-cell office:value-type="float" office:value="732.19464" calcext:value-type="float">
            <text:p>732,19464</text:p>
          </table:table-cell>
          <table:table-cell office:value-type="float" office:value="-0.07841969" calcext:value-type="float">
            <text:p>-0,07841969</text:p>
          </table:table-cell>
          <table:table-cell office:value-type="float" office:value="-0.16794202" calcext:value-type="float">
            <text:p>-0,16794202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,5</text:p>
          </table:table-cell>
          <table:table-cell office:value-type="float" office:value="2045.7091" calcext:value-type="float">
            <text:p>2045,7091</text:p>
          </table:table-cell>
          <table:table-cell office:value-type="float" office:value="1123.4889" calcext:value-type="float">
            <text:p>1123,4889</text:p>
          </table:table-cell>
          <table:table-cell office:value-type="float" office:value="-0.07693771" calcext:value-type="float">
            <text:p>-0,07693771</text:p>
          </table:table-cell>
          <table:table-cell office:value-type="float" office:value="-0.05138629" calcext:value-type="float">
            <text:p>-0,05138629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047.1372" calcext:value-type="float">
            <text:p>2047,1372</text:p>
          </table:table-cell>
          <table:table-cell office:value-type="float" office:value="1121.4303" calcext:value-type="float">
            <text:p>1121,4303</text:p>
          </table:table-cell>
          <table:table-cell office:value-type="float" office:value="-0.07651232" calcext:value-type="float">
            <text:p>-0,07651232</text:p>
          </table:table-cell>
          <table:table-cell office:value-type="float" office:value="-0.051999487" calcext:value-type="float">
            <text:p>-0,051999487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047.4293" calcext:value-type="float">
            <text:p>2047,4293</text:p>
          </table:table-cell>
          <table:table-cell office:value-type="float" office:value="1120.5054" calcext:value-type="float">
            <text:p>1120,5054</text:p>
          </table:table-cell>
          <table:table-cell office:value-type="float" office:value="-0.07642531" calcext:value-type="float">
            <text:p>-0,07642531</text:p>
          </table:table-cell>
          <table:table-cell office:value-type="float" office:value="-0.052274995" calcext:value-type="float">
            <text:p>-0,052274995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045.7196" calcext:value-type="float">
            <text:p>2045,7196</text:p>
          </table:table-cell>
          <table:table-cell office:value-type="float" office:value="1119.6188" calcext:value-type="float">
            <text:p>1119,6188</text:p>
          </table:table-cell>
          <table:table-cell office:value-type="float" office:value="-0.07693458" calcext:value-type="float">
            <text:p>-0,07693458</text:p>
          </table:table-cell>
          <table:table-cell office:value-type="float" office:value="-0.052539088" calcext:value-type="float">
            <text:p>-0,052539088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040.1917" calcext:value-type="float">
            <text:p>2040,1917</text:p>
          </table:table-cell>
          <table:table-cell office:value-type="float" office:value="1121.2451" calcext:value-type="float">
            <text:p>1121,2451</text:p>
          </table:table-cell>
          <table:table-cell office:value-type="float" office:value="-0.078581214" calcext:value-type="float">
            <text:p>-0,078581214</text:p>
          </table:table-cell>
          <table:table-cell office:value-type="float" office:value="-0.052054647" calcext:value-type="float">
            <text:p>-0,052054647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036.9542" calcext:value-type="float">
            <text:p>2036,9542</text:p>
          </table:table-cell>
          <table:table-cell office:value-type="float" office:value="1119.9158" calcext:value-type="float">
            <text:p>1119,9158</text:p>
          </table:table-cell>
          <table:table-cell office:value-type="float" office:value="-0.07954555" calcext:value-type="float">
            <text:p>-0,07954555</text:p>
          </table:table-cell>
          <table:table-cell office:value-type="float" office:value="-0.052450623" calcext:value-type="float">
            <text:p>-0,05245062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035.0881" calcext:value-type="float">
            <text:p>2035,0881</text:p>
          </table:table-cell>
          <table:table-cell office:value-type="float" office:value="1118.6497" calcext:value-type="float">
            <text:p>1118,6497</text:p>
          </table:table-cell>
          <table:table-cell office:value-type="float" office:value="-0.08010141" calcext:value-type="float">
            <text:p>-0,08010141</text:p>
          </table:table-cell>
          <table:table-cell office:value-type="float" office:value="-0.05282776" calcext:value-type="float">
            <text:p>-0,05282776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36.083" calcext:value-type="float">
            <text:p>2036,083</text:p>
          </table:table-cell>
          <table:table-cell office:value-type="float" office:value="1115.134" calcext:value-type="float">
            <text:p>1115,134</text:p>
          </table:table-cell>
          <table:table-cell office:value-type="float" office:value="-0.07980506" calcext:value-type="float">
            <text:p>-0,07980506</text:p>
          </table:table-cell>
          <table:table-cell office:value-type="float" office:value="-0.05387497" calcext:value-type="float">
            <text:p>-0,05387497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036.6062" calcext:value-type="float">
            <text:p>2036,6062</text:p>
          </table:table-cell>
          <table:table-cell office:value-type="float" office:value="1109.6299" calcext:value-type="float">
            <text:p>1109,6299</text:p>
          </table:table-cell>
          <table:table-cell office:value-type="float" office:value="-0.07964922" calcext:value-type="float">
            <text:p>-0,07964922</text:p>
          </table:table-cell>
          <table:table-cell office:value-type="float" office:value="-0.055514503" calcext:value-type="float">
            <text:p>-0,05551450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031.3425" calcext:value-type="float">
            <text:p>2031,3425</text:p>
          </table:table-cell>
          <table:table-cell office:value-type="float" office:value="1105.845" calcext:value-type="float">
            <text:p>1105,845</text:p>
          </table:table-cell>
          <table:table-cell office:value-type="float" office:value="-0.08121712" calcext:value-type="float">
            <text:p>-0,08121712</text:p>
          </table:table-cell>
          <table:table-cell office:value-type="float" office:value="-0.056641925" calcext:value-type="float">
            <text:p>-0,056641925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028.5457" calcext:value-type="float">
            <text:p>2028,5457</text:p>
          </table:table-cell>
          <table:table-cell office:value-type="float" office:value="1103.6427" calcext:value-type="float">
            <text:p>1103,6427</text:p>
          </table:table-cell>
          <table:table-cell office:value-type="float" office:value="-0.082050234" calcext:value-type="float">
            <text:p>-0,082050234</text:p>
          </table:table-cell>
          <table:table-cell office:value-type="float" office:value="-0.05729792" calcext:value-type="float">
            <text:p>-0,05729792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042.0737" calcext:value-type="float">
            <text:p>2042,0737</text:p>
          </table:table-cell>
          <table:table-cell office:value-type="float" office:value="1521.4427" calcext:value-type="float">
            <text:p>1521,4427</text:p>
          </table:table-cell>
          <table:table-cell office:value-type="float" office:value="-0.078020595" calcext:value-type="float">
            <text:p>-0,078020595</text:p>
          </table:table-cell>
          <table:table-cell office:value-type="float" office:value="0.06715316" calcext:value-type="float">
            <text:p>0,06715316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045.2926" calcext:value-type="float">
            <text:p>2045,2926</text:p>
          </table:table-cell>
          <table:table-cell office:value-type="float" office:value="1521.8761" calcext:value-type="float">
            <text:p>1521,8761</text:p>
          </table:table-cell>
          <table:table-cell office:value-type="float" office:value="-0.07706178" calcext:value-type="float">
            <text:p>-0,07706178</text:p>
          </table:table-cell>
          <table:table-cell office:value-type="float" office:value="0.067282245" calcext:value-type="float">
            <text:p>0,067282245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038.7205" calcext:value-type="float">
            <text:p>2038,7205</text:p>
          </table:table-cell>
          <table:table-cell office:value-type="float" office:value="1521.8062" calcext:value-type="float">
            <text:p>1521,8062</text:p>
          </table:table-cell>
          <table:table-cell office:value-type="float" office:value="-0.07901944" calcext:value-type="float">
            <text:p>-0,07901944</text:p>
          </table:table-cell>
          <table:table-cell office:value-type="float" office:value="0.067261405" calcext:value-type="float">
            <text:p>0,067261405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035.5692" calcext:value-type="float">
            <text:p>2035,5692</text:p>
          </table:table-cell>
          <table:table-cell office:value-type="float" office:value="1524.46" calcext:value-type="float">
            <text:p>1524,46</text:p>
          </table:table-cell>
          <table:table-cell office:value-type="float" office:value="-0.07995811" calcext:value-type="float">
            <text:p>-0,07995811</text:p>
          </table:table-cell>
          <table:table-cell office:value-type="float" office:value="0.068051904" calcext:value-type="float">
            <text:p>0,068051904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033.5057" calcext:value-type="float">
            <text:p>2033,5057</text:p>
          </table:table-cell>
          <table:table-cell office:value-type="float" office:value="1525.9952" calcext:value-type="float">
            <text:p>1525,9952</text:p>
          </table:table-cell>
          <table:table-cell office:value-type="float" office:value="-0.08057276" calcext:value-type="float">
            <text:p>-0,08057276</text:p>
          </table:table-cell>
          <table:table-cell office:value-type="float" office:value="0.06850922" calcext:value-type="float">
            <text:p>0,06850922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033.2969" calcext:value-type="float">
            <text:p>2033,2969</text:p>
          </table:table-cell>
          <table:table-cell office:value-type="float" office:value="1527.9441" calcext:value-type="float">
            <text:p>1527,9441</text:p>
          </table:table-cell>
          <table:table-cell office:value-type="float" office:value="-0.080634974" calcext:value-type="float">
            <text:p>-0,080634974</text:p>
          </table:table-cell>
          <table:table-cell office:value-type="float" office:value="0.06908973" calcext:value-type="float">
            <text:p>0,06908973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33.818" calcext:value-type="float">
            <text:p>2033,818</text:p>
          </table:table-cell>
          <table:table-cell office:value-type="float" office:value="1530.7592" calcext:value-type="float">
            <text:p>1530,7592</text:p>
          </table:table-cell>
          <table:table-cell office:value-type="float" office:value="-0.08047975" calcext:value-type="float">
            <text:p>-0,08047975</text:p>
          </table:table-cell>
          <table:table-cell office:value-type="float" office:value="0.06992826" calcext:value-type="float">
            <text:p>0,06992826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035.0432" calcext:value-type="float">
            <text:p>2035,0432</text:p>
          </table:table-cell>
          <table:table-cell office:value-type="float" office:value="1542.4885" calcext:value-type="float">
            <text:p>1542,4885</text:p>
          </table:table-cell>
          <table:table-cell office:value-type="float" office:value="-0.08011479" calcext:value-type="float">
            <text:p>-0,08011479</text:p>
          </table:table-cell>
          <table:table-cell office:value-type="float" office:value="0.07342211" calcext:value-type="float">
            <text:p>0,07342211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028.1886" calcext:value-type="float">
            <text:p>2028,1886</text:p>
          </table:table-cell>
          <table:table-cell office:value-type="float" office:value="1545.701" calcext:value-type="float">
            <text:p>1545,701</text:p>
          </table:table-cell>
          <table:table-cell office:value-type="float" office:value="-0.08215659" calcext:value-type="float">
            <text:p>-0,08215659</text:p>
          </table:table-cell>
          <table:table-cell office:value-type="float" office:value="0.074379034" calcext:value-type="float">
            <text:p>0,074379034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043.4835" calcext:value-type="float">
            <text:p>2043,4835</text:p>
          </table:table-cell>
          <table:table-cell office:value-type="float" office:value="1933.766" calcext:value-type="float">
            <text:p>1933,766</text:p>
          </table:table-cell>
          <table:table-cell office:value-type="float" office:value="-0.07760066" calcext:value-type="float">
            <text:p>-0,07760066</text:p>
          </table:table-cell>
          <table:table-cell office:value-type="float" office:value="0.18997285" calcext:value-type="float">
            <text:p>0,1899728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042.2844" calcext:value-type="float">
            <text:p>2042,2844</text:p>
          </table:table-cell>
          <table:table-cell office:value-type="float" office:value="1937.6917" calcext:value-type="float">
            <text:p>1937,6917</text:p>
          </table:table-cell>
          <table:table-cell office:value-type="float" office:value="-0.07795783" calcext:value-type="float">
            <text:p>-0,07795783</text:p>
          </table:table-cell>
          <table:table-cell office:value-type="float" office:value="0.1911422" calcext:value-type="float">
            <text:p>0,1911422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037.4429" calcext:value-type="float">
            <text:p>2037,4429</text:p>
          </table:table-cell>
          <table:table-cell office:value-type="float" office:value="1946.5887" calcext:value-type="float">
            <text:p>1946,5887</text:p>
          </table:table-cell>
          <table:table-cell office:value-type="float" office:value="-0.079399996" calcext:value-type="float">
            <text:p>-0,079399996</text:p>
          </table:table-cell>
          <table:table-cell office:value-type="float" office:value="0.19379239" calcext:value-type="float">
            <text:p>0,19379239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034.2854" calcext:value-type="float">
            <text:p>2034,2854</text:p>
          </table:table-cell>
          <table:table-cell office:value-type="float" office:value="1953.5597" calcext:value-type="float">
            <text:p>1953,5597</text:p>
          </table:table-cell>
          <table:table-cell office:value-type="float" office:value="-0.08034052" calcext:value-type="float">
            <text:p>-0,08034052</text:p>
          </table:table-cell>
          <table:table-cell office:value-type="float" office:value="0.19586885" calcext:value-type="float">
            <text:p>0,1958688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032.5767" calcext:value-type="float">
            <text:p>2032,5767</text:p>
          </table:table-cell>
          <table:table-cell office:value-type="float" office:value="1957.874" calcext:value-type="float">
            <text:p>1957,874</text:p>
          </table:table-cell>
          <table:table-cell office:value-type="float" office:value="-0.080849506" calcext:value-type="float">
            <text:p>-0,080849506</text:p>
          </table:table-cell>
          <table:table-cell office:value-type="float" office:value="0.19715397" calcext:value-type="float">
            <text:p>0,19715397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032.2488" calcext:value-type="float">
            <text:p>2032,2488</text:p>
          </table:table-cell>
          <table:table-cell office:value-type="float" office:value="1960.7603" calcext:value-type="float">
            <text:p>1960,7603</text:p>
          </table:table-cell>
          <table:table-cell office:value-type="float" office:value="-0.080947176" calcext:value-type="float">
            <text:p>-0,080947176</text:p>
          </table:table-cell>
          <table:table-cell office:value-type="float" office:value="0.1980137" calcext:value-type="float">
            <text:p>0,1980137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032.63" calcext:value-type="float">
            <text:p>2032,63</text:p>
          </table:table-cell>
          <table:table-cell office:value-type="float" office:value="1963.6885" calcext:value-type="float">
            <text:p>1963,6885</text:p>
          </table:table-cell>
          <table:table-cell office:value-type="float" office:value="-0.080833614" calcext:value-type="float">
            <text:p>-0,080833614</text:p>
          </table:table-cell>
          <table:table-cell office:value-type="float" office:value="0.19888593" calcext:value-type="float">
            <text:p>0,19888593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033.3331" calcext:value-type="float">
            <text:p>2033,3331</text:p>
          </table:table-cell>
          <table:table-cell office:value-type="float" office:value="1967.0322" calcext:value-type="float">
            <text:p>1967,0322</text:p>
          </table:table-cell>
          <table:table-cell office:value-type="float" office:value="-0.08062418" calcext:value-type="float">
            <text:p>-0,08062418</text:p>
          </table:table-cell>
          <table:table-cell office:value-type="float" office:value="0.19988194" calcext:value-type="float">
            <text:p>0,19988194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" calcext:value-type="float">
            <text:p>0,5</text:p>
          </table:table-cell>
          <table:table-cell office:value-type="float" office:value="1663.7988" calcext:value-type="float">
            <text:p>1663,7988</text:p>
          </table:table-cell>
          <table:table-cell office:value-type="float" office:value="764.82056" calcext:value-type="float">
            <text:p>764,82056</text:p>
          </table:table-cell>
          <table:table-cell office:value-type="float" office:value="-0.19069822" calcext:value-type="float">
            <text:p>-0,19069822</text:p>
          </table:table-cell>
          <table:table-cell office:value-type="float" office:value="-0.15822366" calcext:value-type="float">
            <text:p>-0,15822366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58.9519" calcext:value-type="float">
            <text:p>1658,9519</text:p>
          </table:table-cell>
          <table:table-cell office:value-type="float" office:value="753.2124" calcext:value-type="float">
            <text:p>753,2124</text:p>
          </table:table-cell>
          <table:table-cell office:value-type="float" office:value="-0.192142" calcext:value-type="float">
            <text:p>-0,192142</text:p>
          </table:table-cell>
          <table:table-cell office:value-type="float" office:value="-0.16168141" calcext:value-type="float">
            <text:p>-0,16168141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658.5216" calcext:value-type="float">
            <text:p>1658,5216</text:p>
          </table:table-cell>
          <table:table-cell office:value-type="float" office:value="754.1994" calcext:value-type="float">
            <text:p>754,1994</text:p>
          </table:table-cell>
          <table:table-cell office:value-type="float" office:value="-0.19227016" calcext:value-type="float">
            <text:p>-0,19227016</text:p>
          </table:table-cell>
          <table:table-cell office:value-type="float" office:value="-0.16138741" calcext:value-type="float">
            <text:p>-0,16138741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653.1805" calcext:value-type="float">
            <text:p>1653,1805</text:p>
          </table:table-cell>
          <table:table-cell office:value-type="float" office:value="755.90576" calcext:value-type="float">
            <text:p>755,90576</text:p>
          </table:table-cell>
          <table:table-cell office:value-type="float" office:value="-0.19386111" calcext:value-type="float">
            <text:p>-0,19386111</text:p>
          </table:table-cell>
          <table:table-cell office:value-type="float" office:value="-0.16087914" calcext:value-type="float">
            <text:p>-0,16087914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645.2688" calcext:value-type="float">
            <text:p>1645,2688</text:p>
          </table:table-cell>
          <table:table-cell office:value-type="float" office:value="752.1808" calcext:value-type="float">
            <text:p>752,1808</text:p>
          </table:table-cell>
          <table:table-cell office:value-type="float" office:value="-0.1962178" calcext:value-type="float">
            <text:p>-0,1962178</text:p>
          </table:table-cell>
          <table:table-cell office:value-type="float" office:value="-0.1619887" calcext:value-type="float">
            <text:p>-0,1619887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639.4893" calcext:value-type="float">
            <text:p>1639,4893</text:p>
          </table:table-cell>
          <table:table-cell office:value-type="float" office:value="748.1346" calcext:value-type="float">
            <text:p>748,1346</text:p>
          </table:table-cell>
          <table:table-cell office:value-type="float" office:value="-0.19793937" calcext:value-type="float">
            <text:p>-0,19793937</text:p>
          </table:table-cell>
          <table:table-cell office:value-type="float" office:value="-0.16319396" calcext:value-type="float">
            <text:p>-0,16319396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635.5222" calcext:value-type="float">
            <text:p>1635,5222</text:p>
          </table:table-cell>
          <table:table-cell office:value-type="float" office:value="744.3234" calcext:value-type="float">
            <text:p>744,3234</text:p>
          </table:table-cell>
          <table:table-cell office:value-type="float" office:value="-0.19912104" calcext:value-type="float">
            <text:p>-0,19912104</text:p>
          </table:table-cell>
          <table:table-cell office:value-type="float" office:value="-0.1643292" calcext:value-type="float">
            <text:p>-0,1643292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636.0283" calcext:value-type="float">
            <text:p>1636,0283</text:p>
          </table:table-cell>
          <table:table-cell office:value-type="float" office:value="737.4417" calcext:value-type="float">
            <text:p>737,4417</text:p>
          </table:table-cell>
          <table:table-cell office:value-type="float" office:value="-0.19897029" calcext:value-type="float">
            <text:p>-0,19897029</text:p>
          </table:table-cell>
          <table:table-cell office:value-type="float" office:value="-0.16637906" calcext:value-type="float">
            <text:p>-0,16637906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618.7197" calcext:value-type="float">
            <text:p>1618,7197</text:p>
          </table:table-cell>
          <table:table-cell office:value-type="float" office:value="736.1807" calcext:value-type="float">
            <text:p>736,1807</text:p>
          </table:table-cell>
          <table:table-cell office:value-type="float" office:value="-0.20412605" calcext:value-type="float">
            <text:p>-0,20412605</text:p>
          </table:table-cell>
          <table:table-cell office:value-type="float" office:value="-0.16675468" calcext:value-type="float">
            <text:p>-0,16675468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5" calcext:value-type="float">
            <text:p>0,5</text:p>
          </table:table-cell>
          <table:table-cell office:value-type="float" office:value="1649.425" calcext:value-type="float">
            <text:p>1649,425</text:p>
          </table:table-cell>
          <table:table-cell office:value-type="float" office:value="1134.2489" calcext:value-type="float">
            <text:p>1134,2489</text:p>
          </table:table-cell>
          <table:table-cell office:value-type="float" office:value="-0.19497977" calcext:value-type="float">
            <text:p>-0,19497977</text:p>
          </table:table-cell>
          <table:table-cell office:value-type="float" office:value="-0.04818118" calcext:value-type="float">
            <text:p>-0,04818118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645.3835" calcext:value-type="float">
            <text:p>1645,3835</text:p>
          </table:table-cell>
          <table:table-cell office:value-type="float" office:value="1134.1643" calcext:value-type="float">
            <text:p>1134,1643</text:p>
          </table:table-cell>
          <table:table-cell office:value-type="float" office:value="-0.19618362" calcext:value-type="float">
            <text:p>-0,19618362</text:p>
          </table:table-cell>
          <table:table-cell office:value-type="float" office:value="-0.048206378" calcext:value-type="float">
            <text:p>-0,048206378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651.0201" calcext:value-type="float">
            <text:p>1651,0201</text:p>
          </table:table-cell>
          <table:table-cell office:value-type="float" office:value="1136.6173" calcext:value-type="float">
            <text:p>1136,6173</text:p>
          </table:table-cell>
          <table:table-cell office:value-type="float" office:value="-0.19450463" calcext:value-type="float">
            <text:p>-0,19450463</text:p>
          </table:table-cell>
          <table:table-cell office:value-type="float" office:value="-0.047475696" calcext:value-type="float">
            <text:p>-0,047475696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641.2867" calcext:value-type="float">
            <text:p>1641,2867</text:p>
          </table:table-cell>
          <table:table-cell office:value-type="float" office:value="1133.0791" calcext:value-type="float">
            <text:p>1133,0791</text:p>
          </table:table-cell>
          <table:table-cell office:value-type="float" office:value="-0.19740395" calcext:value-type="float">
            <text:p>-0,19740395</text:p>
          </table:table-cell>
          <table:table-cell office:value-type="float" office:value="-0.04852963" calcext:value-type="float">
            <text:p>-0,04852963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632.575" calcext:value-type="float">
            <text:p>1632,575</text:p>
          </table:table-cell>
          <table:table-cell office:value-type="float" office:value="1129.9486" calcext:value-type="float">
            <text:p>1129,9486</text:p>
          </table:table-cell>
          <table:table-cell office:value-type="float" office:value="-0.19999896" calcext:value-type="float">
            <text:p>-0,19999896</text:p>
          </table:table-cell>
          <table:table-cell office:value-type="float" office:value="-0.049462117" calcext:value-type="float">
            <text:p>-0,049462117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626.0156" calcext:value-type="float">
            <text:p>1626,0156</text:p>
          </table:table-cell>
          <table:table-cell office:value-type="float" office:value="1128.2915" calcext:value-type="float">
            <text:p>1128,2915</text:p>
          </table:table-cell>
          <table:table-cell office:value-type="float" office:value="-0.2019528" calcext:value-type="float">
            <text:p>-0,2019528</text:p>
          </table:table-cell>
          <table:table-cell office:value-type="float" office:value="-0.049955722" calcext:value-type="float">
            <text:p>-0,049955722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622.1487" calcext:value-type="float">
            <text:p>1622,1487</text:p>
          </table:table-cell>
          <table:table-cell office:value-type="float" office:value="1127.8762" calcext:value-type="float">
            <text:p>1127,8762</text:p>
          </table:table-cell>
          <table:table-cell office:value-type="float" office:value="-0.20310465" calcext:value-type="float">
            <text:p>-0,20310465</text:p>
          </table:table-cell>
          <table:table-cell office:value-type="float" office:value="-0.050079424" calcext:value-type="float">
            <text:p>-0,050079424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619.7909" calcext:value-type="float">
            <text:p>1619,7909</text:p>
          </table:table-cell>
          <table:table-cell office:value-type="float" office:value="1128.998" calcext:value-type="float">
            <text:p>1128,998</text:p>
          </table:table-cell>
          <table:table-cell office:value-type="float" office:value="-0.20380697" calcext:value-type="float">
            <text:p>-0,20380697</text:p>
          </table:table-cell>
          <table:table-cell office:value-type="float" office:value="-0.04974526" calcext:value-type="float">
            <text:p>-0,04974526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616.4869" calcext:value-type="float">
            <text:p>1616,4869</text:p>
          </table:table-cell>
          <table:table-cell office:value-type="float" office:value="1131.4248" calcext:value-type="float">
            <text:p>1131,4248</text:p>
          </table:table-cell>
          <table:table-cell office:value-type="float" office:value="-0.20479113" calcext:value-type="float">
            <text:p>-0,20479113</text:p>
          </table:table-cell>
          <table:table-cell office:value-type="float" office:value="-0.0490224" calcext:value-type="float">
            <text:p>-0,0490224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634.4702" calcext:value-type="float">
            <text:p>1634,4702</text:p>
          </table:table-cell>
          <table:table-cell office:value-type="float" office:value="1521.2852" calcext:value-type="float">
            <text:p>1521,2852</text:p>
          </table:table-cell>
          <table:table-cell office:value-type="float" office:value="-0.1994344" calcext:value-type="float">
            <text:p>-0,1994344</text:p>
          </table:table-cell>
          <table:table-cell office:value-type="float" office:value="0.06710622" calcext:value-type="float">
            <text:p>0,06710622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627.243" calcext:value-type="float">
            <text:p>1627,243</text:p>
          </table:table-cell>
          <table:table-cell office:value-type="float" office:value="1524.2244" calcext:value-type="float">
            <text:p>1524,2244</text:p>
          </table:table-cell>
          <table:table-cell office:value-type="float" office:value="-0.20158719" calcext:value-type="float">
            <text:p>-0,20158719</text:p>
          </table:table-cell>
          <table:table-cell office:value-type="float" office:value="0.06798173" calcext:value-type="float">
            <text:p>0,06798173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618.3015" calcext:value-type="float">
            <text:p>1618,3015</text:p>
          </table:table-cell>
          <table:table-cell office:value-type="float" office:value="1528.5732" calcext:value-type="float">
            <text:p>1528,5732</text:p>
          </table:table-cell>
          <table:table-cell office:value-type="float" office:value="-0.20425062" calcext:value-type="float">
            <text:p>-0,20425062</text:p>
          </table:table-cell>
          <table:table-cell office:value-type="float" office:value="0.06927714" calcext:value-type="float">
            <text:p>0,06927714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611.4347" calcext:value-type="float">
            <text:p>1611,4347</text:p>
          </table:table-cell>
          <table:table-cell office:value-type="float" office:value="1530.8434" calcext:value-type="float">
            <text:p>1530,8434</text:p>
          </table:table-cell>
          <table:table-cell office:value-type="float" office:value="-0.20629606" calcext:value-type="float">
            <text:p>-0,20629606</text:p>
          </table:table-cell>
          <table:table-cell office:value-type="float" office:value="0.06995335" calcext:value-type="float">
            <text:p>0,06995335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607.1776" calcext:value-type="float">
            <text:p>1607,1776</text:p>
          </table:table-cell>
          <table:table-cell office:value-type="float" office:value="1532.138" calcext:value-type="float">
            <text:p>1532,138</text:p>
          </table:table-cell>
          <table:table-cell office:value-type="float" office:value="-0.20756412" calcext:value-type="float">
            <text:p>-0,20756412</text:p>
          </table:table-cell>
          <table:table-cell office:value-type="float" office:value="0.070338964" calcext:value-type="float">
            <text:p>0,070338964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604.6016" calcext:value-type="float">
            <text:p>1604,6016</text:p>
          </table:table-cell>
          <table:table-cell office:value-type="float" office:value="1531.941" calcext:value-type="float">
            <text:p>1531,941</text:p>
          </table:table-cell>
          <table:table-cell office:value-type="float" office:value="-0.20833145" calcext:value-type="float">
            <text:p>-0,20833145</text:p>
          </table:table-cell>
          <table:table-cell office:value-type="float" office:value="0.07028031" calcext:value-type="float">
            <text:p>0,07028031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601.686" calcext:value-type="float">
            <text:p>1601,686</text:p>
          </table:table-cell>
          <table:table-cell office:value-type="float" office:value="1531.211" calcext:value-type="float">
            <text:p>1531,211</text:p>
          </table:table-cell>
          <table:table-cell office:value-type="float" office:value="-0.2091999" calcext:value-type="float">
            <text:p>-0,2091999</text:p>
          </table:table-cell>
          <table:table-cell office:value-type="float" office:value="0.07006287" calcext:value-type="float">
            <text:p>0,07006287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609.0189" calcext:value-type="float">
            <text:p>1609,0189</text:p>
          </table:table-cell>
          <table:table-cell office:value-type="float" office:value="1947.6807" calcext:value-type="float">
            <text:p>1947,6807</text:p>
          </table:table-cell>
          <table:table-cell office:value-type="float" office:value="-0.20701565" calcext:value-type="float">
            <text:p>-0,20701565</text:p>
          </table:table-cell>
          <table:table-cell office:value-type="float" office:value="0.19411765" calcext:value-type="float">
            <text:p>0,19411765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610.7593" calcext:value-type="float">
            <text:p>1610,7593</text:p>
          </table:table-cell>
          <table:table-cell office:value-type="float" office:value="1947.9747" calcext:value-type="float">
            <text:p>1947,9747</text:p>
          </table:table-cell>
          <table:table-cell office:value-type="float" office:value="-0.20649724" calcext:value-type="float">
            <text:p>-0,20649724</text:p>
          </table:table-cell>
          <table:table-cell office:value-type="float" office:value="0.19420524" calcext:value-type="float">
            <text:p>0,19420524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602.535" calcext:value-type="float">
            <text:p>1602,535</text:p>
          </table:table-cell>
          <table:table-cell office:value-type="float" office:value="1954.258" calcext:value-type="float">
            <text:p>1954,258</text:p>
          </table:table-cell>
          <table:table-cell office:value-type="float" office:value="-0.20894702" calcext:value-type="float">
            <text:p>-0,20894702</text:p>
          </table:table-cell>
          <table:table-cell office:value-type="float" office:value="0.19607687" calcext:value-type="float">
            <text:p>0,19607687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596.1223" calcext:value-type="float">
            <text:p>1596,1223</text:p>
          </table:table-cell>
          <table:table-cell office:value-type="float" office:value="1960.4215" calcext:value-type="float">
            <text:p>1960,4215</text:p>
          </table:table-cell>
          <table:table-cell office:value-type="float" office:value="-0.21085718" calcext:value-type="float">
            <text:p>-0,21085718</text:p>
          </table:table-cell>
          <table:table-cell office:value-type="float" office:value="0.1979128" calcext:value-type="float">
            <text:p>0,1979128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591.4259" calcext:value-type="float">
            <text:p>1591,4259</text:p>
          </table:table-cell>
          <table:table-cell office:value-type="float" office:value="1964.7676" calcext:value-type="float">
            <text:p>1964,7676</text:p>
          </table:table-cell>
          <table:table-cell office:value-type="float" office:value="-0.21225612" calcext:value-type="float">
            <text:p>-0,21225612</text:p>
          </table:table-cell>
          <table:table-cell office:value-type="float" office:value="0.19920737" calcext:value-type="float">
            <text:p>0,19920737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587.9712" calcext:value-type="float">
            <text:p>1587,9712</text:p>
          </table:table-cell>
          <table:table-cell office:value-type="float" office:value="1968.6074" calcext:value-type="float">
            <text:p>1968,6074</text:p>
          </table:table-cell>
          <table:table-cell office:value-type="float" office:value="-0.21328518" calcext:value-type="float">
            <text:p>-0,21328518</text:p>
          </table:table-cell>
          <table:table-cell office:value-type="float" office:value="0.20035115" calcext:value-type="float">
            <text:p>0,20035115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1275.8584" calcext:value-type="float">
            <text:p>1275,8584</text:p>
          </table:table-cell>
          <table:table-cell office:value-type="float" office:value="771.11755" calcext:value-type="float">
            <text:p>771,11755</text:p>
          </table:table-cell>
          <table:table-cell office:value-type="float" office:value="-0.30625495" calcext:value-type="float">
            <text:p>-0,30625495</text:p>
          </table:table-cell>
          <table:table-cell office:value-type="float" office:value="-0.15634796" calcext:value-type="float">
            <text:p>-0,15634796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276.0231" calcext:value-type="float">
            <text:p>1276,0231</text:p>
          </table:table-cell>
          <table:table-cell office:value-type="float" office:value="769.05334" calcext:value-type="float">
            <text:p>769,05334</text:p>
          </table:table-cell>
          <table:table-cell office:value-type="float" office:value="-0.3062059" calcext:value-type="float">
            <text:p>-0,3062059</text:p>
          </table:table-cell>
          <table:table-cell office:value-type="float" office:value="-0.15696284" calcext:value-type="float">
            <text:p>-0,15696284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272.3242" calcext:value-type="float">
            <text:p>1272,3242</text:p>
          </table:table-cell>
          <table:table-cell office:value-type="float" office:value="771.3299" calcext:value-type="float">
            <text:p>771,3299</text:p>
          </table:table-cell>
          <table:table-cell office:value-type="float" office:value="-0.3073077" calcext:value-type="float">
            <text:p>-0,3073077</text:p>
          </table:table-cell>
          <table:table-cell office:value-type="float" office:value="-0.15628472" calcext:value-type="float">
            <text:p>-0,15628472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259.3716" calcext:value-type="float">
            <text:p>1259,3716</text:p>
          </table:table-cell>
          <table:table-cell office:value-type="float" office:value="764.85626" calcext:value-type="float">
            <text:p>764,85626</text:p>
          </table:table-cell>
          <table:table-cell office:value-type="float" office:value="-0.31116593" calcext:value-type="float">
            <text:p>-0,31116593</text:p>
          </table:table-cell>
          <table:table-cell office:value-type="float" office:value="-0.15821303" calcext:value-type="float">
            <text:p>-0,15821303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248.7507" calcext:value-type="float">
            <text:p>1248,7507</text:p>
          </table:table-cell>
          <table:table-cell office:value-type="float" office:value="759.0476" calcext:value-type="float">
            <text:p>759,0476</text:p>
          </table:table-cell>
          <table:table-cell office:value-type="float" office:value="-0.31432956" calcext:value-type="float">
            <text:p>-0,31432956</text:p>
          </table:table-cell>
          <table:table-cell office:value-type="float" office:value="-0.15994327" calcext:value-type="float">
            <text:p>-0,15994327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240.8328" calcext:value-type="float">
            <text:p>1240,8328</text:p>
          </table:table-cell>
          <table:table-cell office:value-type="float" office:value="755.1463" calcext:value-type="float">
            <text:p>755,1463</text:p>
          </table:table-cell>
          <table:table-cell office:value-type="float" office:value="-0.31668812" calcext:value-type="float">
            <text:p>-0,31668812</text:p>
          </table:table-cell>
          <table:table-cell office:value-type="float" office:value="-0.16110536" calcext:value-type="float">
            <text:p>-0,16110536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234.928" calcext:value-type="float">
            <text:p>1234,928</text:p>
          </table:table-cell>
          <table:table-cell office:value-type="float" office:value="752.43744" calcext:value-type="float">
            <text:p>752,43744</text:p>
          </table:table-cell>
          <table:table-cell office:value-type="float" office:value="-0.318447" calcext:value-type="float">
            <text:p>-0,318447</text:p>
          </table:table-cell>
          <table:table-cell office:value-type="float" office:value="-0.16191225" calcext:value-type="float">
            <text:p>-0,16191225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229.8064" calcext:value-type="float">
            <text:p>1229,8064</text:p>
          </table:table-cell>
          <table:table-cell office:value-type="float" office:value="750.9045" calcext:value-type="float">
            <text:p>750,9045</text:p>
          </table:table-cell>
          <table:table-cell office:value-type="float" office:value="-0.31997257" calcext:value-type="float">
            <text:p>-0,31997257</text:p>
          </table:table-cell>
          <table:table-cell office:value-type="float" office:value="-0.16236888" calcext:value-type="float">
            <text:p>-0,16236888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5" calcext:value-type="float">
            <text:p>0,5</text:p>
          </table:table-cell>
          <table:table-cell office:value-type="float" office:value="1248.8698" calcext:value-type="float">
            <text:p>1248,8698</text:p>
          </table:table-cell>
          <table:table-cell office:value-type="float" office:value="1139.9012" calcext:value-type="float">
            <text:p>1139,9012</text:p>
          </table:table-cell>
          <table:table-cell office:value-type="float" office:value="-0.31429413" calcext:value-type="float">
            <text:p>-0,31429413</text:p>
          </table:table-cell>
          <table:table-cell office:value-type="float" office:value="-0.0464975" calcext:value-type="float">
            <text:p>-0,0464975</text:p>
          </table:table-cell>
          <table:table-cell/>
          <table:table-cell table:formula="of:=[.E198]/[.E$199]" office:value-type="float" office:value="0.99583092965421" calcext:value-type="float">
            <text:p>0,99583092965421</text:p>
          </table:table-cell>
          <table:table-cell table:formula="of:=[.F198]/[.F$199]" office:value-type="float" office:value="0.989201803124642" calcext:value-type="float">
            <text:p>0,98920180312464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244.4524" calcext:value-type="float">
            <text:p>1244,4524</text:p>
          </table:table-cell>
          <table:table-cell office:value-type="float" office:value="1138.1973" calcext:value-type="float">
            <text:p>1138,1973</text:p>
          </table:table-cell>
          <table:table-cell office:value-type="float" office:value="-0.31560993" calcext:value-type="float">
            <text:p>-0,31560993</text:p>
          </table:table-cell>
          <table:table-cell office:value-type="float" office:value="-0.04700507" calcext:value-type="float">
            <text:p>-0,04700507</text:p>
          </table:table-cell>
          <table:table-cell/>
          <table:table-cell table:formula="of:=[.E199]/[.E$199]" office:value-type="float" office:value="1" calcext:value-type="float">
            <text:p>1</text:p>
          </table:table-cell>
          <table:table-cell table:formula="of:=[.F199]/[.F$19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237.919" calcext:value-type="float">
            <text:p>1237,919</text:p>
          </table:table-cell>
          <table:table-cell office:value-type="float" office:value="1136.7267" calcext:value-type="float">
            <text:p>1136,7267</text:p>
          </table:table-cell>
          <table:table-cell office:value-type="float" office:value="-0.31755605" calcext:value-type="float">
            <text:p>-0,31755605</text:p>
          </table:table-cell>
          <table:table-cell office:value-type="float" office:value="-0.047443114" calcext:value-type="float">
            <text:p>-0,047443114</text:p>
          </table:table-cell>
          <table:table-cell/>
          <table:table-cell table:formula="of:=[.E200]/[.E$199]" office:value-type="float" office:value="1.00616621916807" calcext:value-type="float">
            <text:p>1,00616621916807</text:p>
          </table:table-cell>
          <table:table-cell table:formula="of:=[.F200]/[.F$199]" office:value-type="float" office:value="1.00931907983543" calcext:value-type="float">
            <text:p>1,0093190798354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235.3604" calcext:value-type="float">
            <text:p>1235,3604</text:p>
          </table:table-cell>
          <table:table-cell office:value-type="float" office:value="1134.9806" calcext:value-type="float">
            <text:p>1134,9806</text:p>
          </table:table-cell>
          <table:table-cell office:value-type="float" office:value="-0.3183182" calcext:value-type="float">
            <text:p>-0,3183182</text:p>
          </table:table-cell>
          <table:table-cell office:value-type="float" office:value="-0.047963228" calcext:value-type="float">
            <text:p>-0,047963228</text:p>
          </table:table-cell>
          <table:table-cell/>
          <table:table-cell table:formula="of:=[.E201]/[.E$199]" office:value-type="float" office:value="1.00858106714196" calcext:value-type="float">
            <text:p>1,00858106714196</text:p>
          </table:table-cell>
          <table:table-cell table:formula="of:=[.F201]/[.F$199]" office:value-type="float" office:value="1.02038414154048" calcext:value-type="float">
            <text:p>1,0203841415404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223.4259" calcext:value-type="float">
            <text:p>1223,4259</text:p>
          </table:table-cell>
          <table:table-cell office:value-type="float" office:value="1135.2345" calcext:value-type="float">
            <text:p>1135,2345</text:p>
          </table:table-cell>
          <table:table-cell office:value-type="float" office:value="-0.32187313" calcext:value-type="float">
            <text:p>-0,32187313</text:p>
          </table:table-cell>
          <table:table-cell office:value-type="float" office:value="-0.047887597" calcext:value-type="float">
            <text:p>-0,047887597</text:p>
          </table:table-cell>
          <table:table-cell/>
          <table:table-cell table:formula="of:=[.E202]/[.E$199]" office:value-type="float" office:value="1.01984474949822" calcext:value-type="float">
            <text:p>1,01984474949822</text:p>
          </table:table-cell>
          <table:table-cell table:formula="of:=[.F202]/[.F$199]" office:value-type="float" office:value="1.01877514489394" calcext:value-type="float">
            <text:p>1,0187751448939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214.6798" calcext:value-type="float">
            <text:p>1214,6798</text:p>
          </table:table-cell>
          <table:table-cell office:value-type="float" office:value="1133.9387" calcext:value-type="float">
            <text:p>1133,9387</text:p>
          </table:table-cell>
          <table:table-cell office:value-type="float" office:value="-0.32447836" calcext:value-type="float">
            <text:p>-0,32447836</text:p>
          </table:table-cell>
          <table:table-cell office:value-type="float" office:value="-0.048273575" calcext:value-type="float">
            <text:p>-0,048273575</text:p>
          </table:table-cell>
          <table:table-cell/>
          <table:table-cell table:formula="of:=[.E203]/[.E$199]" office:value-type="float" office:value="1.0280993376856" calcext:value-type="float">
            <text:p>1,0280993376856</text:p>
          </table:table-cell>
          <table:table-cell table:formula="of:=[.F203]/[.F$199]" office:value-type="float" office:value="1.02698655698204" calcext:value-type="float">
            <text:p>1,0269865569820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208.5542" calcext:value-type="float">
            <text:p>1208,5542</text:p>
          </table:table-cell>
          <table:table-cell office:value-type="float" office:value="1132.5128" calcext:value-type="float">
            <text:p>1132,5128</text:p>
          </table:table-cell>
          <table:table-cell office:value-type="float" office:value="-0.326303" calcext:value-type="float">
            <text:p>-0,326303</text:p>
          </table:table-cell>
          <table:table-cell office:value-type="float" office:value="-0.04869831" calcext:value-type="float">
            <text:p>-0,04869831</text:p>
          </table:table-cell>
          <table:table-cell/>
          <table:table-cell table:formula="of:=[.E204]/[.E$199]" office:value-type="float" office:value="1.03388065134706" calcext:value-type="float">
            <text:p>1,03388065134706</text:p>
          </table:table-cell>
          <table:table-cell table:formula="of:=[.F204]/[.F$199]" office:value-type="float" office:value="1.03602249714765" calcext:value-type="float">
            <text:p>1,0360224971476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204.9626" calcext:value-type="float">
            <text:p>1204,9626</text:p>
          </table:table-cell>
          <table:table-cell office:value-type="float" office:value="1128.9619" calcext:value-type="float">
            <text:p>1128,9619</text:p>
          </table:table-cell>
          <table:table-cell office:value-type="float" office:value="-0.32737282" calcext:value-type="float">
            <text:p>-0,32737282</text:p>
          </table:table-cell>
          <table:table-cell office:value-type="float" office:value="-0.049756028" calcext:value-type="float">
            <text:p>-0,049756028</text:p>
          </table:table-cell>
          <table:table-cell/>
          <table:table-cell table:formula="of:=[.E205]/[.E$199]" office:value-type="float" office:value="1.03727034190591" calcext:value-type="float">
            <text:p>1,03727034190591</text:p>
          </table:table-cell>
          <table:table-cell table:formula="of:=[.F205]/[.F$199]" office:value-type="float" office:value="1.05852470807936" calcext:value-type="float">
            <text:p>1,0585247080793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5" calcext:value-type="float">
            <text:p>0,5</text:p>
          </table:table-cell>
          <table:table-cell office:value-type="float" office:value="1222.236" calcext:value-type="float">
            <text:p>1222,236</text:p>
          </table:table-cell>
          <table:table-cell office:value-type="float" office:value="1524.8665" calcext:value-type="float">
            <text:p>1524,8665</text:p>
          </table:table-cell>
          <table:table-cell office:value-type="float" office:value="-0.3222276" calcext:value-type="float">
            <text:p>-0,3222276</text:p>
          </table:table-cell>
          <table:table-cell office:value-type="float" office:value="0.068172984" calcext:value-type="float">
            <text:p>0,068172984</text:p>
          </table:table-cell>
          <table:table-cell/>
          <table:table-cell table:formula="of:=[.E206]/[.E$207]" office:value-type="float" office:value="0.996014552065524" calcext:value-type="float">
            <text:p>0,996014552065524</text:p>
          </table:table-cell>
          <table:table-cell table:formula="of:=[.F206]/[.F$207]" office:value-type="float" office:value="0.977652210107868" calcext:value-type="float">
            <text:p>0,97765221010786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217.9073" calcext:value-type="float">
            <text:p>1217,9073</text:p>
          </table:table-cell>
          <table:table-cell office:value-type="float" office:value="1530.098" calcext:value-type="float">
            <text:p>1530,098</text:p>
          </table:table-cell>
          <table:table-cell office:value-type="float" office:value="-0.32351696" calcext:value-type="float">
            <text:p>-0,32351696</text:p>
          </table:table-cell>
          <table:table-cell office:value-type="float" office:value="0.069731325" calcext:value-type="float">
            <text:p>0,069731325</text:p>
          </table:table-cell>
          <table:table-cell/>
          <table:table-cell table:formula="of:=[.E207]/[.E$207]" office:value-type="float" office:value="1" calcext:value-type="float">
            <text:p>1</text:p>
          </table:table-cell>
          <table:table-cell table:formula="of:=[.F207]/[.F$20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207.5815" calcext:value-type="float">
            <text:p>1207,5815</text:p>
          </table:table-cell>
          <table:table-cell office:value-type="float" office:value="1531.8208" calcext:value-type="float">
            <text:p>1531,8208</text:p>
          </table:table-cell>
          <table:table-cell office:value-type="float" office:value="-0.32659274" calcext:value-type="float">
            <text:p>-0,32659274</text:p>
          </table:table-cell>
          <table:table-cell office:value-type="float" office:value="0.07024449" calcext:value-type="float">
            <text:p>0,07024449</text:p>
          </table:table-cell>
          <table:table-cell/>
          <table:table-cell table:formula="of:=[.E208]/[.E$207]" office:value-type="float" office:value="1.00950732227454" calcext:value-type="float">
            <text:p>1,00950732227454</text:p>
          </table:table-cell>
          <table:table-cell table:formula="of:=[.F208]/[.F$207]" office:value-type="float" office:value="1.00735917466074" calcext:value-type="float">
            <text:p>1,0073591746607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208.5277" calcext:value-type="float">
            <text:p>1208,5277</text:p>
          </table:table-cell>
          <table:table-cell office:value-type="float" office:value="1534.4893" calcext:value-type="float">
            <text:p>1534,4893</text:p>
          </table:table-cell>
          <table:table-cell office:value-type="float" office:value="-0.3263109" calcext:value-type="float">
            <text:p>-0,3263109</text:p>
          </table:table-cell>
          <table:table-cell office:value-type="float" office:value="0.07103936" calcext:value-type="float">
            <text:p>0,07103936</text:p>
          </table:table-cell>
          <table:table-cell/>
          <table:table-cell table:formula="of:=[.E209]/[.E$207]" office:value-type="float" office:value="1.0086361469272" calcext:value-type="float">
            <text:p>1,0086361469272</text:p>
          </table:table-cell>
          <table:table-cell table:formula="of:=[.F209]/[.F$207]" office:value-type="float" office:value="1.01875821232423" calcext:value-type="float">
            <text:p>1,0187582123242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196.1167" calcext:value-type="float">
            <text:p>1196,1167</text:p>
          </table:table-cell>
          <table:table-cell office:value-type="float" office:value="1535.6504" calcext:value-type="float">
            <text:p>1535,6504</text:p>
          </table:table-cell>
          <table:table-cell office:value-type="float" office:value="-0.3300078" calcext:value-type="float">
            <text:p>-0,3300078</text:p>
          </table:table-cell>
          <table:table-cell office:value-type="float" office:value="0.07138523" calcext:value-type="float">
            <text:p>0,07138523</text:p>
          </table:table-cell>
          <table:table-cell/>
          <table:table-cell table:formula="of:=[.E210]/[.E$207]" office:value-type="float" office:value="1.02006336854797" calcext:value-type="float">
            <text:p>1,02006336854797</text:p>
          </table:table-cell>
          <table:table-cell table:formula="of:=[.F210]/[.F$207]" office:value-type="float" office:value="1.02371825001174" calcext:value-type="float">
            <text:p>1,0237182500117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186.9587" calcext:value-type="float">
            <text:p>1186,9587</text:p>
          </table:table-cell>
          <table:table-cell office:value-type="float" office:value="1537.4441" calcext:value-type="float">
            <text:p>1537,4441</text:p>
          </table:table-cell>
          <table:table-cell office:value-type="float" office:value="-0.3327357" calcext:value-type="float">
            <text:p>-0,3327357</text:p>
          </table:table-cell>
          <table:table-cell office:value-type="float" office:value="0.071919516" calcext:value-type="float">
            <text:p>0,071919516</text:p>
          </table:table-cell>
          <table:table-cell/>
          <table:table-cell table:formula="of:=[.E211]/[.E$207]" office:value-type="float" office:value="1.02849538398234" calcext:value-type="float">
            <text:p>1,02849538398234</text:p>
          </table:table-cell>
          <table:table-cell table:formula="of:=[.F211]/[.F$207]" office:value-type="float" office:value="1.03138031580498" calcext:value-type="float">
            <text:p>1,0313803158049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180.6823" calcext:value-type="float">
            <text:p>1180,6823</text:p>
          </table:table-cell>
          <table:table-cell office:value-type="float" office:value="1539.2068" calcext:value-type="float">
            <text:p>1539,2068</text:p>
          </table:table-cell>
          <table:table-cell office:value-type="float" office:value="-0.33460528" calcext:value-type="float">
            <text:p>-0,33460528</text:p>
          </table:table-cell>
          <table:table-cell office:value-type="float" office:value="0.07244457" calcext:value-type="float">
            <text:p>0,07244457</text:p>
          </table:table-cell>
          <table:table-cell/>
          <table:table-cell table:formula="of:=[.E212]/[.E$207]" office:value-type="float" office:value="1.03427430821556" calcext:value-type="float">
            <text:p>1,03427430821556</text:p>
          </table:table-cell>
          <table:table-cell table:formula="of:=[.F212]/[.F$207]" office:value-type="float" office:value="1.0389099877279" calcext:value-type="float">
            <text:p>1,038909987727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177.3308" calcext:value-type="float">
            <text:p>1177,3308</text:p>
          </table:table-cell>
          <table:table-cell office:value-type="float" office:value="1542.3052" calcext:value-type="float">
            <text:p>1542,3052</text:p>
          </table:table-cell>
          <table:table-cell office:value-type="float" office:value="-0.3356036" calcext:value-type="float">
            <text:p>-0,3356036</text:p>
          </table:table-cell>
          <table:table-cell office:value-type="float" office:value="0.0733675" calcext:value-type="float">
            <text:p>0,0733675</text:p>
          </table:table-cell>
          <table:table-cell/>
          <table:table-cell table:formula="of:=[.E213]/[.E$207]" office:value-type="float" office:value="1.03736014334457" calcext:value-type="float">
            <text:p>1,03736014334457</text:p>
          </table:table-cell>
          <table:table-cell table:formula="of:=[.F213]/[.F$207]" office:value-type="float" office:value="1.05214550275647" calcext:value-type="float">
            <text:p>1,0521455027564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193.0844" calcext:value-type="float">
            <text:p>1193,0844</text:p>
          </table:table-cell>
          <table:table-cell office:value-type="float" office:value="1949.1462" calcext:value-type="float">
            <text:p>1949,1462</text:p>
          </table:table-cell>
          <table:table-cell office:value-type="float" office:value="-0.33091104" calcext:value-type="float">
            <text:p>-0,33091104</text:p>
          </table:table-cell>
          <table:table-cell office:value-type="float" office:value="0.1945542" calcext:value-type="float">
            <text:p>0,1945542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179.1752" calcext:value-type="float">
            <text:p>1179,1752</text:p>
          </table:table-cell>
          <table:table-cell office:value-type="float" office:value="1955.536" calcext:value-type="float">
            <text:p>1955,536</text:p>
          </table:table-cell>
          <table:table-cell office:value-type="float" office:value="-0.33505422" calcext:value-type="float">
            <text:p>-0,33505422</text:p>
          </table:table-cell>
          <table:table-cell office:value-type="float" office:value="0.19645754" calcext:value-type="float">
            <text:p>0,19645754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166.9624" calcext:value-type="float">
            <text:p>1166,9624</text:p>
          </table:table-cell>
          <table:table-cell office:value-type="float" office:value="1962.8092" calcext:value-type="float">
            <text:p>1962,8092</text:p>
          </table:table-cell>
          <table:table-cell office:value-type="float" office:value="-0.33869204" calcext:value-type="float">
            <text:p>-0,33869204</text:p>
          </table:table-cell>
          <table:table-cell office:value-type="float" office:value="0.19862401" calcext:value-type="float">
            <text:p>0,19862401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157.7288" calcext:value-type="float">
            <text:p>1157,7288</text:p>
          </table:table-cell>
          <table:table-cell office:value-type="float" office:value="1968.2554" calcext:value-type="float">
            <text:p>1968,2554</text:p>
          </table:table-cell>
          <table:table-cell office:value-type="float" office:value="-0.3414425" calcext:value-type="float">
            <text:p>-0,3414425</text:p>
          </table:table-cell>
          <table:table-cell office:value-type="float" office:value="0.20024629" calcext:value-type="float">
            <text:p>0,20024629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150.6797" calcext:value-type="float">
            <text:p>1150,6797</text:p>
          </table:table-cell>
          <table:table-cell office:value-type="float" office:value="1972.1666" calcext:value-type="float">
            <text:p>1972,1666</text:p>
          </table:table-cell>
          <table:table-cell office:value-type="float" office:value="-0.34354222" calcext:value-type="float">
            <text:p>-0,34354222</text:p>
          </table:table-cell>
          <table:table-cell office:value-type="float" office:value="0.20141134" calcext:value-type="float">
            <text:p>0,20141134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144.6481" calcext:value-type="float">
            <text:p>1144,6481</text:p>
          </table:table-cell>
          <table:table-cell office:value-type="float" office:value="1975.2695" calcext:value-type="float">
            <text:p>1975,2695</text:p>
          </table:table-cell>
          <table:table-cell office:value-type="float" office:value="-0.34533888" calcext:value-type="float">
            <text:p>-0,34533888</text:p>
          </table:table-cell>
          <table:table-cell office:value-type="float" office:value="0.20233561" calcext:value-type="float">
            <text:p>0,2023356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5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05T17:01:50.687600177</dc:date>
    <meta:editing-duration>PT5H35M14S</meta:editing-duration>
    <meta:editing-cycles>1</meta:editing-cycles>
    <meta:document-statistic meta:table-count="1" meta:cell-count="1346" meta:object-count="0"/>
    <meta:generator>LibreOffice/7.6.4.1$Linux_X86_64 LibreOffice_project/60$Build-1</meta:generator>
  </office:meta>
</office:document-meta>
</file>